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ection_20_head">
      <style:paragraph-properties style:text-autospace="none"/>
    </style:style>
    <style:style style:name="P2" style:family="paragraph" style:parent-style-name="Standard">
      <style:paragraph-properties style:text-autospace="none"/>
    </style:style>
    <style:style style:name="P3" style:family="paragraph" style:parent-style-name="section_20_head">
      <style:paragraph-properties style:text-autospace="none"/>
    </style:style>
    <style:style style:name="P4" style:family="paragraph" style:parent-style-name="detailed_20_list">
      <style:paragraph-properties style:text-autospace="none"/>
    </style:style>
    <style:style style:name="P5"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fo:font-weight="bold" style:font-name-asian="Courier" style:font-weight-asian="bold" style:font-name-complex="Courier" style:font-weight-complex="bold"/>
    </style:style>
    <style:style style:name="T4" style:family="text">
      <style:text-properties style:font-name="Courier" style:font-name-asian="Courier" style:font-name-complex="Courie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text:p>
      <text:p text:style-name="P2"><text:span text:style-name="T1">fpui_clear</text:span> - Clear Screen </text:p>
      <text:p text:style-name="P3">Synopsis</text:p>
      <text:p text:style-name="P2"><text:line-break/><text:span text:style-name="T1">#include &lt;fpui.h&gt;</text:span><text:line-break/><text:span text:style-name="T1">int fpui_clear( int</text:span> <text:s/><text:span text:style-name="T2">fd</text:span> <text:s/><text:span text:style-name="T1">)</text:span><text:line-break/></text:p>
      <text:p text:style-name="P3">Description</text:p>
      <text:p text:style-name="P2">The <text:span text:style-name="T3">fpui_clear</text:span><text:span text:style-name="T4">(3ite)</text:span> library call clears the screen without moving the cursor. <text:s/><text:line-break/>Parameters: <text:line-break/><text:span text:style-name="T2">fd</text:span> is the file descriptor returned by <text:span text:style-name="T3">fpui_open</text:span><text:span text:style-name="T4">(3ite)</text:span>. </text:p>
      <text:p text:style-name="P3">Return Value</text:p>
      <text:p text:style-name="P2">On success, 0 (zero) is returned. <text:s text:c="2"/>On error, -1 is returned, with <text:span text:style-name="T2">errno</text:span> set appropriately. </text:p>
      <text:p text:style-name="P3">Errors</text:p>
      <text:p text:style-name="P4">refer to <text:span text:style-name="T3">fpui_write_string</text:span><text:span text:style-name="T4">(3ite)</text:span> for additional errors <text:tab/></text:p>
      <text:p text:style-name="Standard"/>
      <text:p text:style-name="P3">Note</text:p>
      <text:p text:style-name="P2">This routine actually wraps an <text:span text:style-name="T3">fpui_write_string</text:span><text:span text:style-name="T4">(3ite)</text:span> call. <text:s text:c="2"/>It sends the string "&lt;ESC&gt;[2J" <text:s text:c="2"/>(0x1b 0x5b 0x32 0x4a). </text:p>
      <text:p text:style-name="P3">Conforming to</text:p>
      <text:p text:style-name="Standard">ATC API SRS v02.05, August 11, 2006 </text:p>
      <text:p text:style-name="P3">Restrictions</text:p>
      <text:p text:style-name="Standard">If the window is not in focus, the virtual terminal display will still be cleared. </text:p>
      <text:p text:style-name="P3">See Also</text:p>
      <text:p text:style-name="P2"><text:span text:style-name="T3">fpui_write_string(3ite)</text:span> </text:p>
      <text:p text:style-name="P5"/>
      <text:p text:style-name="P3">Name</text:p>
      <text:p text:style-name="P2"><text:span text:style-name="T1">fpui_clear_tab</text:span> - Clear tab stop. </text:p>
      <text:p text:style-name="P3">Synopsis</text:p>
      <text:p text:style-name="P2"><text:line-break/><text:span text:style-name="T1">#include &lt;fpui.h&gt;</text:span><text:line-break/><text:span text:style-name="T1">int fpui_clear_tab( int</text:span> <text:s/><text:span text:style-name="T2">fd</text:span> , <text:span text:style-name="T1">int</text:span> <text:s/><text:span text:style-name="T2">type</text:span> <text:span text:style-name="T1">)</text:span><text:line-break/></text:p>
      <text:p text:style-name="P3">Description</text:p>
      <text:p text:style-name="P2">The <text:span text:style-name="T3">fpui_clear_tab</text:span><text:span text:style-name="T4">(3ite)</text:span> library call will clear the stop tab at the cursor position when <text:span text:style-name="T2">type</text:span> is 0,1 or 2, or it will clear all stop tabs when <text:span text:style-name="T2">type</text:span> is 3. <text:s/><text:line-break/>Parameters: <text:line-break/><text:span text:style-name="T2">fd</text:span> is the file descriptor returned by <text:span text:style-name="T3">fpui_open</text:span><text:span text:style-name="T4">(3ite)</text:span>. </text:p>
      <text:p text:style-name="P3">Return Value</text:p>
      <text:p text:style-name="P2">On success, 0 (zero) is returned. <text:s text:c="2"/>On error, -1 is returned, with <text:span text:style-name="T2">errno</text:span> set appropriately. </text:p>
      <text:p text:style-name="P3">Errors</text:p>
      <text:p text:style-name="P4"><text:span text:style-name="T1">EINVAL</text:span> <text:span text:style-name="T2">type</text:span> is invalid <text:tab/> refer to <text:span text:style-name="T3">fpui_write_string(3ite)</text:span> for additional errors <text:tab/></text:p>
      <text:p text:style-name="Standard"/>
      <text:p text:style-name="P3">Note</text:p>
      <text:p text:style-name="P2">This routine actually wraps an <text:span text:style-name="T3">fpui_write_string</text:span><text:span text:style-name="T4">(3ite)</text:span> call. It sends the string "&lt;ESC&gt;[<text:span text:style-name="T2">Pn</text:span>g" (0x1b 0x5b <text:span text:style-name="T2">Pn</text:span> 0x67) <text:s/>where <text:span text:style-name="T2">Pn</text:span> is the <text:span text:style-name="T2">type</text:span> of tab to clear. </text:p>
      <text:p text:style-name="P3">Conforming to</text:p>
      <text:p text:style-name="Standard">ATC API SRS v02.05, August 11, 2006 </text:p>
      <text:p text:style-name="P3">Restrictions</text:p>
      <text:p text:style-name="Standard"><text:s/>None </text:p>
      <text:p text:style-name="P3">See Also</text:p>
      <text:p text:style-name="P2"><text:span text:style-name="T3">fpui_set_tab</text:span><text:span text:style-name="T4"> (3ite)</text:span>, <text:span text:style-name="T3">fpui_write_string</text:span><text:span text:style-name="T4">(3ite)</text:span> </text:p>
      <text:p text:style-name="P5"/>
      <text:p text:style-name="P3">Name</text:p>
      <text:p text:style-name="P2"><text:span text:style-name="T1">fpui_close</text:span> - close a terminal interface </text:p>
      <text:p text:style-name="P3">Synopsis</text:p>
      <text:p text:style-name="P2"><text:line-break/><text:span text:style-name="T1">#include &lt;fpui.h&gt;</text:span><text:line-break/><text:span text:style-name="T1">int fpui_close( int</text:span> <text:s/><text:span text:style-name="T2">fd</text:span> <text:span text:style-name="T1">)</text:span><text:line-break/></text:p>
      <text:p text:style-name="P3">Description</text:p>
      <text:p text:style-name="P2">The <text:span text:style-name="T1">fpui_close</text:span>() closes a terminal interface and its file descriptor. <text:s/>Any resources allocated to the terminal are returned to the system for reuse. <text:s/><text:line-break/>Parameters: <text:line-break/><text:span text:style-name="T2">fd</text:span> is the file descriptor returned by <text:span text:style-name="T3">fpui_open</text:span><text:span text:style-name="T4">(3ite)</text:span>. </text:p>
      <text:p text:style-name="P3">Return Value</text:p>
      <text:p text:style-name="P2">On success, 0 (zero) is returned. <text:s text:c="2"/>On error, -1 is returned, with <text:span text:style-name="T2">errno</text:span> set appropriately. <text:s/></text:p>
      <text:p text:style-name="P3">Errors</text:p>
      <text:p text:style-name="P4"><text:span text:style-name="T1">EBADF</text:span> <text:span text:style-name="T2">fd</text:span> isn't a valid open file descriptor. <text:tab/> <text:span text:style-name="T1">EINTR</text:span> The <text:span text:style-name="T1">close</text:span>() call was interrupted by a signal. <text:tab/> <text:span text:style-name="T1">EIO</text:span> An I/O error occurred. <text:tab/> See <text:span text:style-name="T3">close</text:span><text:span text:style-name="T4">(2)</text:span> for additional details. </text:p>
      <text:p text:style-name="Standard"/>
      <text:p text:style-name="P3">Note</text:p>
      <text:p text:style-name="P2">This function actually wraps the <text:span text:style-name="T3">close</text:span><text:span text:style-name="T4">(2)</text:span> routine. </text:p>
      <text:p text:style-name="P3">Conforming to</text:p>
      <text:p text:style-name="Standard">ATC API SRS v02.05, August 11, 2006 </text:p>
      <text:p text:style-name="P3">Restrictions</text:p>
      <text:p text:style-name="Standard">None. </text:p>
      <text:p text:style-name="P3">See Also</text:p>
      <text:p text:style-name="P2"><text:span text:style-name="T3">open</text:span><text:span text:style-name="T4">(2)</text:span>, <text:span text:style-name="T3">close</text:span><text:span text:style-name="T4">(2)</text:span>, <text:span text:style-name="T3">fpui_open</text:span><text:span text:style-name="T4">(3ite)</text:span>, </text:p>
      <text:p text:style-name="P5"/>
      <text:p text:style-name="P3">Name</text:p>
      <text:p text:style-name="P2"><text:span text:style-name="T1">fpui_compose_special_char</text:span> - Define a special bit mapped character. </text:p>
      <text:p text:style-name="P3">Synopsis</text:p>
      <text:p text:style-name="P2"><text:line-break/><text:span text:style-name="T1">#include &lt;fpui.h&gt;</text:span><text:line-break/><text:span text:style-name="T1">int fpui_compose_special_char( int</text:span> <text:span text:style-name="T2">fd</text:span>, <text:span text:style-name="T1">int</text:span> <text:span text:style-name="T2">index</text:span>, <text:span text:style-name="T1">unsigned char *</text:span> <text:span text:style-name="T2">buf</text:span> )<text:line-break/></text:p>
      <text:p text:style-name="P3">Description</text:p>
      <text:p text:style-name="P2">The <text:span text:style-name="T3">fpui_compose_special_char</text:span><text:span text:style-name="T4">(3ite)</text:span> library call will allow the application to define a special bit mapped character which can be referenced by <text:span text:style-name="T2">index</text:span>. Each special character is 8 pixels by 8 pixels and encoded in the referenced 8 byte array <text:span text:style-name="T2">buf</text:span>. <text:s/><text:line-break/>Parameters: <text:line-break/><text:span text:style-name="T2">fd</text:span> <text:tab/><text:tab/>is the file descriptor returned by <text:span text:style-name="T3">fpui_open</text:span><text:span text:style-name="T4">(3ite)</text:span>. <text:line-break/><text:span text:style-name="T2">index</text:span> <text:tab/>is the index of the character to be composed <text:line-break/><text:span text:style-name="T2">buf</text:span><text:tab/><text:tab/>is the reference to an 8 byte array containing the pixels.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P<text:span text:style-name="T2">P1</text:span>[<text:span text:style-name="T2">Pn</text:span>;<text:span text:style-name="T2">Pn</text:span> .. f" <text:s text:c="2"/>(0x1b 0x50 <text:span text:style-name="T2">P1</text:span> 0x5b <text:span text:style-name="T2">Pn</text:span> 3b <text:span text:style-name="T2">Pn</text:span> .. 0x66) <text:s/><text:line-break/>Where <text:span text:style-name="T2">P1</text:span> is the <text:span text:style-name="T2">index</text:span> and <text:span text:style-name="T2">Pn</text:span> are the 8 ASCII encoded decimal bytes that form the character bit map. </text:p>
      <text:p text:style-name="P3">Conforming to</text:p>
      <text:p text:style-name="Standard">ATC API SRS v02.05, August 11, 2006 </text:p>
      <text:p text:style-name="P3">Restrictions</text:p>
      <text:p text:style-name="Standard">Only 8 special characters can be defined. </text:p>
      <text:p text:style-name="P3">See Also</text:p>
      <text:p text:style-name="P2"><text:span text:style-name="T3">fpui_display_special_char</text:span><text:span text:style-name="T4">(3ite)</text:span>, <text:span text:style-name="T3">fpui_write_string</text:span><text:span text:style-name="T4">(3ite)</text:span> </text:p>
      <text:p text:style-name="P5"/>
      <text:p text:style-name="P3">Name</text:p>
      <text:p text:style-name="P2"><text:span text:style-name="T1">fpui_del_keymap</text:span> - Delete keymap entry. </text:p>
      <text:p text:style-name="P3">Synopsis</text:p>
      <text:p text:style-name="P2"><text:line-break/><text:span text:style-name="T1">#include &lt;fpui.h&gt;</text:span><text:line-break/><text:span text:style-name="T1">int fpui_del_keymap( int</text:span> <text:span text:style-name="T2">fd</text:span>, <text:span text:style-name="T1">char</text:span> <text:span text:style-name="T2">key</text:span> <text:span text:style-name="T1">)</text:span><text:line-break/></text:p>
      <text:p text:style-name="P3">Description</text:p>
      <text:p text:style-name="P2">The <text:span text:style-name="T3">fpui_del_keymap</text:span><text:span text:style-name="T4">(3ite)</text:span> library call is used to delete the first keymap entry in which the key value matches the specified key value. If no matching entry is found, no action is taken. <text:s/><text:line-break/>Parameters: <text:line-break/><text:span text:style-name="T2">fd</text:span><text:tab/>is the file descriptor returned by <text:span text:style-name="T3">fpui_open(3ite)</text:span>. <text:line-break/><text:span text:style-name="T2">key</text:span><text:tab/>is the single byte code used to locate the keymap entry.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3ite)</text:span> </text:p>
      <text:p text:style-name="P3">Note</text:p>
      <text:p text:style-name="P2">There are no checks for duplicate <text:span text:style-name="T2">key</text:span> values or duplicate escape sequences. Escape sequences are compared in the order they appear in the list. New <text:span text:style-name="T2">key</text:span> mappings are inserted in the first available slot in the list, which may be a slot vacated by an earlier delete operation. This means that the list may not be in the order mappings were added. <text:span text:style-name="T1">fpui_del_keymap</text:span>() will remove the first occurence of the specified <text:span text:style-name="T2">key</text:span> from the list. A second, duplicate entry would require another <text:span text:style-name="T1">fpui_del_keymap</text:span>() operation. <text:s/></text:p>
      <text:p text:style-name="P3">Conforming to</text:p>
      <text:p text:style-name="Standard">ATC API SRS v02.05, August 11, 2006 </text:p>
      <text:p text:style-name="P3">Restrictions</text:p>
      <text:p text:style-name="Standard">None. </text:p>
      <text:p text:style-name="P3">See Also</text:p>
      <text:p text:style-name="P2"><text:span text:style-name="T3">fpui_set_keymap (3ite)</text:span><text:span text:style-name="T4">,</text:span> <text:span text:style-name="T3">fpui_get_keymap (3ite)</text:span><text:span text:style-name="T4">,</text:span> <text:span text:style-name="T3">fpui_reset_keymap (3ite)</text:span><text:span text:style-name="T4">,</text:span> </text:p>
      <text:p text:style-name="P5"/>
      <text:p text:style-name="P3">Name</text:p>
      <text:p text:style-name="P2"><text:span text:style-name="T1">fpui_display_special_char</text:span> - Define a special bit mapped character. </text:p>
      <text:p text:style-name="P3">Synopsis</text:p>
      <text:p text:style-name="P2"><text:line-break/><text:span text:style-name="T1">#include &lt;fpui.h&gt;</text:span><text:line-break/><text:span text:style-name="T1">int fpui_display_special_char( int</text:span> <text:span text:style-name="T2">fd</text:span>, <text:span text:style-name="T1">int</text:span> <text:span text:style-name="T2">index</text:span>, <text:span text:style-name="T1">unsigned char *</text:span> <text:span text:style-name="T2">buf</text:span> <text:span text:style-name="T1">)</text:span><text:line-break/></text:p>
      <text:p text:style-name="P3">Description</text:p>
      <text:p text:style-name="P2">The <text:span text:style-name="T3">fpui_display_special_char</text:span><text:span text:style-name="T4">(3ite)</text:span> library call will display a previously composed character at the current cursor location. <text:s/><text:line-break/>Parameters: <text:line-break/><text:span text:style-name="T2">fd</text:span> <text:tab/><text:tab/>is the file descriptor returned by <text:span text:style-name="T3">fpui_open</text:span><text:span text:style-name="T4">(3ite)</text:span>. <text:line-break/><text:span text:style-name="T2">index</text:span> <text:tab/>is the index of the character to be displayed.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lt;<text:span text:style-name="T2">Pn</text:span>V" <text:s text:c="2"/>(0x1b 0x5b 0x3c <text:span text:style-name="T2">Pn</text:span> 0x56) <text:s/><text:line-break/>Where <text:span text:style-name="T2">Pn</text:span> is the index of the composed character. <text:s/></text:p>
      <text:p text:style-name="P3">Conforming to</text:p>
      <text:p text:style-name="Standard">ATC API SRS v02.05, August 11, 2006 </text:p>
      <text:p text:style-name="P3">Restrictions</text:p>
      <text:p text:style-name="Standard">Only 8 special characters can be defined. </text:p>
      <text:p text:style-name="P3">See Also</text:p>
      <text:p text:style-name="P2"><text:span text:style-name="T3">fpui_compose_special_char</text:span><text:span text:style-name="T4">(3ite)</text:span>, <text:span text:style-name="T3">fpui_write_string</text:span><text:span text:style-name="T4">(3ite)</text:span> </text:p>
      <text:p text:style-name="P5"/>
      <text:p text:style-name="P3">Name</text:p>
      <text:p text:style-name="P2"><text:span text:style-name="T1">fpui_get_auto_repeat</text:span> - Get the auto repeat state. </text:p>
      <text:p text:style-name="P3">Synopsis</text:p>
      <text:p text:style-name="P2"><text:line-break/><text:span text:style-name="T1">#include &lt;fpui.h&gt;</text:span><text:line-break/><text:span text:style-name="T1">boolean fpui_get_auto_repeat( int</text:span> <text:span text:style-name="T2">fd</text:span> <text:span text:style-name="T1">)</text:span><text:line-break/></text:p>
      <text:p text:style-name="P3">Description</text:p>
      <text:p text:style-name="P2">The <text:span text:style-name="T3">fpui_get_auto_repeat</text:span><text:span text:style-name="T4">(3ite)</text:span> library call will return the boolean <text:s/>state of auto repeat mode. <text:s/>When auto repeat is enabled, all key strokes from the front panel will repeat as long as the key is help depressed. When this mode is not enables there will be only one key code sent per key press. <text:s/><text:line-break/>Parameters: <text:line-break/><text:span text:style-name="T2">fd</text:span> is the file descriptor returned by <text:span text:style-name="T3">fpui_open</text:span><text:span text:style-name="T4">(3ite)</text:span>. <text:s/></text:p>
      <text:p text:style-name="P3">Return Value</text:p>
      <text:p text:style-name="P2"><text:span text:style-name="T3">fpui_get_auto_repeat</text:span><text:span text:style-name="T4">(3ite)</text:span> will return <text:span text:style-name="T1">FALSE</text:span> if auto <text:s/>repeat mode is off, <text:span text:style-name="T1">TRUE</text:span> if the mode is on, and -1 if an error occurred, with <text:span text:style-name="T2">errno</text:span> set appropriately. </text:p>
      <text:p text:style-name="P3">Errors</text:p>
      <text:p text:style-name="P4">refer to <text:span text:style-name="T3">fpui_write_string(3ite)</text:span> for additional errors. <text:tab/></text:p>
      <text:p text:style-name="Standard"/>
      <text:p text:style-name="P3">Note</text:p>
      <text:p text:style-name="P2">This routine actually wraps an <text:span text:style-name="T3">fpui_get_attributes(3ite)</text:span> call. <text:s/></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fpui_get_attributes</text:span><text:span text:style-name="T4">(3ite)</text:span>, <text:span text:style-name="T3">fpui_set_auto_scroll</text:span><text:span text:style-name="T4">(3ite)</text:span>, <text:span text:style-name="T3">fpui_set_auto_wrap</text:span><text:span text:style-name="T4">(3ite)</text:span>, <text:span text:style-name="T3">fpui_write_string</text:span><text:span text:style-name="T4">(3ite)</text:span> </text:p>
      <text:p text:style-name="P5"/>
      <text:p text:style-name="P3">Name</text:p>
      <text:p text:style-name="P2"><text:span text:style-name="T1">fpui_get_auto_scroll</text:span> - Get the auto scroll state. </text:p>
      <text:p text:style-name="P3">Synopsis</text:p>
      <text:p text:style-name="P2"><text:line-break/><text:span text:style-name="T1">#include &lt;fpui.h&gt;</text:span><text:line-break/><text:span text:style-name="T1">boolean fpui_get_auto_scroll( int</text:span> <text:span text:style-name="T2">fd</text:span> <text:span text:style-name="T1">)</text:span><text:line-break/></text:p>
      <text:p text:style-name="P3">Description</text:p>
      <text:p text:style-name="P2">The <text:span text:style-name="T3">fpui_get_auto_scroll</text:span><text:span text:style-name="T4">(3ite)</text:span> library call will return the boolean state of auto scroll mode. <text:s/>Auto scroll mode controls the display response when the cursor is on the bottom most line of the display and a new line is sent. If auto scroll is <text:span text:style-name="T1">TRUE</text:span>, the display will scroll all lines on the display up one line, overwriting the top most line. If auto scroll is <text:span text:style-name="T1">FALSE</text:span> the display remains intact but the cursor will move to the top most line. In either case the column position of the cursor is not effected by the new line. <text:s/><text:line-break/>Parameters: <text:line-break/><text:span text:style-name="T2">fd</text:span> is the file descriptor returned by <text:span text:style-name="T3">fpui_open</text:span><text:span text:style-name="T4">(3ite)</text:span>. <text:s/></text:p>
      <text:p text:style-name="P3">Return Value</text:p>
      <text:p text:style-name="P2"><text:span text:style-name="T3">fpui_get_auto_scroll(3ite)</text:span> will return <text:span text:style-name="T1">FALSE</text:span> if auto scroll mode is off, <text:span text:style-name="T1">TRUE</text:span> if the mode is on and -1 if an error occurred, with <text:span text:style-name="T2">errno</text:span> set appropriately. </text:p>
      <text:p text:style-name="P3">Errors</text:p>
      <text:p text:style-name="P4">refer to <text:span text:style-name="T3">fpui_write_string(3ite)</text:span> for additional errors. <text:tab/></text:p>
      <text:p text:style-name="Standard"/>
      <text:p text:style-name="P3">Note</text:p>
      <text:p text:style-name="P2">This routine actually wraps an <text:span text:style-name="T3">fpui_get_attributes(3ite)</text:span> <text:s/>call. <text:s/></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fpui_get_attributes</text:span><text:span text:style-name="T4">(3ite)</text:span>, <text:span text:style-name="T3">fpui_set_auto_repeat</text:span><text:span text:style-name="T4">(3ite)</text:span>, <text:span text:style-name="T3">fpui_auto_wrap</text:span><text:span text:style-name="T4">(3ite)</text:span>, <text:span text:style-name="T3">fpui_write_string</text:span><text:span text:style-name="T4">(3ite)</text:span> </text:p>
      <text:p text:style-name="P5"/>
      <text:p text:style-name="P3">Name</text:p>
      <text:p text:style-name="P2"><text:span text:style-name="T1">fpui_get_auto_wrap</text:span> - Get the auto wrap state. </text:p>
      <text:p text:style-name="P3">Synopsis</text:p>
      <text:p text:style-name="P2"><text:line-break/><text:span text:style-name="T1">#include &lt;fpui.h&gt;</text:span><text:line-break/><text:span text:style-name="T1">boolean fpui_get_auto_wrap( int</text:span> <text:span text:style-name="T2">fd</text:span> <text:span text:style-name="T1">)</text:span><text:line-break/></text:p>
      <text:p text:style-name="P3">Description</text:p>
      <text:p text:style-name="P2">The <text:span text:style-name="T3">fpui_get_auto_wrap</text:span><text:span text:style-name="T4">(3ite)</text:span> library call will return the boolean state of auto wrap mode. <text:s/>Auto wrap mode controls the displays response when the cursor is in the right most column and a character is sent. If auto wrap mode is <text:span text:style-name="T1">TRUE</text:span> the character is displayed at the current cursor position and the cursor is wrapped back to the beginning of the line. If auto wrap mode is <text:span text:style-name="T1">FALSE</text:span> the character is displayed at the current cursor position and the cursor will remain in the right most column. Any subsequent characters will overwrite the previous ones.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3">fpui_get_auto_wrap</text:span><text:span text:style-name="T4">(3ite)</text:span> will return <text:span text:style-name="T1">FALSE</text:span> if auto wrap mode is off, <text:span text:style-name="T1">TRUE</text:span> if the mode is on and -1 if an error occurr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routine actually wraps an <text:span text:style-name="T3">fpui_get_attributes</text:span><text:span text:style-name="T4">(3ite)</text:span> call. <text:s/></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fpui_get_attributes</text:span><text:span text:style-name="T4">(3ite)</text:span>, <text:span text:style-name="T3">fpui_set_auto_repeat</text:span><text:span text:style-name="T4">(3ite)</text:span>, <text:span text:style-name="T3">fpui_set_auto_scroll</text:span><text:span text:style-name="T4">(3ite)</text:span>, <text:span text:style-name="T3">fpui_write_string</text:span><text:span text:style-name="T4">(3ite)</text:span> </text:p>
      <text:p text:style-name="P5"/>
      <text:p text:style-name="P3">Name</text:p>
      <text:p text:style-name="P2"><text:span text:style-name="T1">fpui_get_backlight</text:span> - Get the current state of the Backlight. </text:p>
      <text:p text:style-name="P3">Synopsis</text:p>
      <text:p text:style-name="P2"><text:line-break/><text:span text:style-name="T1">#include &lt;fpui.h&gt;</text:span><text:line-break/><text:span text:style-name="T1">boolean fpui_get_backlight( int</text:span> <text:span text:style-name="T2">fd</text:span> <text:span text:style-name="T1">)</text:span><text:line-break/></text:p>
      <text:p text:style-name="P3">Description</text:p>
      <text:p text:style-name="P2">The <text:span text:style-name="T3">fpui_get_backlight</text:span><text:span text:style-name="T4">(3ite)</text:span> library call will return the <text:s/>boolean state of the backlight.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1">fpui_get_backlight</text:span>() will return <text:span text:style-name="T1">FALSE</text:span> if the backlight is off, <text:span text:style-name="T1">TRUE</text:span> if the backlight is on and -1 if an error occurr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routine actually wraps an <text:span text:style-name="T3">fpui_get_attributes</text:span><text:span text:style-name="T4">(3ite)</text:span> call. <text:s/></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s/></text:p>
      <text:p text:style-name="P3">See Also</text:p>
      <text:p text:style-name="P2"><text:span text:style-name="T3">fpui_set_backlight</text:span><text:span text:style-name="T4">(3ite)</text:span> <text:span text:style-name="T3">fpui_get_attributes</text:span><text:span text:style-name="T4">(3ite)</text:span> <text:span text:style-name="T3">fpui_write_string</text:span><text:span text:style-name="T4">(3ite)</text:span> </text:p>
      <text:p text:style-name="P5"/>
      <text:p text:style-name="P3">Name</text:p>
      <text:p text:style-name="P2"><text:span text:style-name="T1">fpui_get_character_blink</text:span> - Get the current character blink state. </text:p>
      <text:p text:style-name="P3">Synopsis</text:p>
      <text:p text:style-name="P2"><text:line-break/><text:span text:style-name="T1">#include &lt;fpui.h&gt;</text:span><text:line-break/><text:span text:style-name="T1">boolean fpui_get_character_blink( int</text:span> <text:span text:style-name="T2">fd</text:span> <text:span text:style-name="T1">)</text:span><text:line-break/></text:p>
      <text:p text:style-name="P3">Description</text:p>
      <text:p text:style-name="P2">The <text:span text:style-name="T3">fpui_get_character_blink</text:span><text:span text:style-name="T4">(3ite)</text:span> library call will return the boolean state of character blink mode of the character at the current cursor position. <text:s/>Since the display cannot return this information directly, the query is processed by the virtual terminal only.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1">fpui_get_character_blink</text:span>() will return <text:span text:style-name="T1">FALSE</text:span> if character blink mode is off, <text:span text:style-name="T1">TRUE</text:span> if the mode is on, and -1 if an error occurred, with <text:span text:style-name="T2">errno</text:span> set appropriately. </text:p>
      <text:p text:style-name="P3">Errors</text:p>
      <text:p text:style-name="P2">refer to <text:span text:style-name="T3">ioctl</text:span><text:span text:style-name="T4">(2)</text:span> for additional errors. </text:p>
      <text:p text:style-name="P3">Note</text:p>
      <text:p text:style-name="P2">This routine uses an <text:span text:style-name="T3">ioctl</text:span><text:span text:style-name="T4">(2)</text:span> interface to gather its informatio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ioctl</text:span><text:span text:style-name="T4">(2)</text:span> </text:p>
      <text:p text:style-name="P5"/>
      <text:p text:style-name="P3">Name</text:p>
      <text:p text:style-name="Standard">fpui_get_cursor - Get the cursor state. </text:p>
      <text:p text:style-name="P3">Synopsis</text:p>
      <text:p text:style-name="P2"><text:line-break/><text:span text:style-name="T1">#include &lt;fpui.h&gt;</text:span><text:line-break/><text:span text:style-name="T1">boolean fpui_get_cursor( int</text:span> <text:span text:style-name="T2">fd</text:span> <text:span text:style-name="T1">)</text:span><text:line-break/></text:p>
      <text:p text:style-name="P3">Description</text:p>
      <text:p text:style-name="P2">The <text:span text:style-name="T3">fpui_get_cursor</text:span><text:span text:style-name="T4">(3ite)</text:span> library call will return the boolean state on the cursor. <text:s/>Since the display cannot return this information directly, the query is processed by the virtual terminal only.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3">fpui_get_cursor</text:span><text:span text:style-name="T4">(3ite)</text:span> will return <text:span text:style-name="T1">FALSE</text:span> if cursor is off, <text:span text:style-name="T1">TRUE</text:span> if the cursor is on, and -1 if an error occurred, with <text:span text:style-name="T2">errno</text:span> set appropriately. </text:p>
      <text:p text:style-name="P3">Errors</text:p>
      <text:p text:style-name="P4">refer to <text:span text:style-name="T3">ioctl(2)</text:span> for additional errors. <text:tab/></text:p>
      <text:p text:style-name="Standard"/>
      <text:p text:style-name="P3">Note</text:p>
      <text:p text:style-name="Standard">This routine uses an ioctl interface to gather its informatio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fpui_set_cursor</text:span><text:span text:style-name="T4">(2ite)</text:span>, <text:span text:style-name="T3">ioctl</text:span><text:span text:style-name="T4">(2)</text:span> </text:p>
      <text:p text:style-name="P5"/>
      <text:p text:style-name="P3">Name</text:p>
      <text:p text:style-name="Standard">fpui_get_cursor_blink - Get the cursor blink state. </text:p>
      <text:p text:style-name="P3">Synopsis</text:p>
      <text:p text:style-name="P2"><text:line-break/><text:span text:style-name="T1">#include &lt;fpui.h&gt;</text:span><text:line-break/><text:span text:style-name="T1">boolean fpui_get_cursor_blink( int</text:span> <text:span text:style-name="T2">fd</text:span> <text:span text:style-name="T1">)</text:span><text:line-break/></text:p>
      <text:p text:style-name="P3">Description</text:p>
      <text:p text:style-name="P2">The <text:span text:style-name="T1">fpui_get_cursor_blink</text:span>() library call will return the boolean state on the cursor blink.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3">fpui_get_cursor_blink</text:span><text:span text:style-name="T4">(3ite)</text:span> will return <text:span text:style-name="T1">FALSE</text:span> if cursor is not set to blink, <text:span text:style-name="T1">TRUE</text:span> if the cursor is set to blink, and -1 if an error occurred, with <text:span text:style-name="T2">errno</text:span> set appropriately. </text:p>
      <text:p text:style-name="P3">Errors</text:p>
      <text:p text:style-name="P2">refer to <text:span text:style-name="T3">ioctl(2)</text:span> for additional errors. </text:p>
      <text:p text:style-name="P3">Note</text:p>
      <text:p text:style-name="P2">This routine uses an <text:span text:style-name="T3">ioctl</text:span><text:span text:style-name="T4">(2)</text:span> interface to gather its information. <text:s/>The Front Panel hardware does not support this operation directly. The inquiry is actually serviced by the virtual terminal which maintains this informatio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ioctl</text:span><text:span text:style-name="T4">(2)</text:span> </text:p>
      <text:p text:style-name="P5"/>
      <text:p text:style-name="P3">Name</text:p>
      <text:p text:style-name="P2"><text:span text:style-name="T1">fpui_get_cursor_pos</text:span> - Get the current Cursor Position </text:p>
      <text:p text:style-name="P3">Synopsis</text:p>
      <text:p text:style-name="P2"><text:line-break/><text:span text:style-name="T1">#include &lt;fpui.h&gt;</text:span><text:line-break/><text:span text:style-name="T1">int fpui_get_cursor_pos( int</text:span> <text:span text:style-name="T2">fd</text:span>, <text:span text:style-name="T1">int *</text:span> <text:span text:style-name="T2">row</text:span>, <text:span text:style-name="T1">int *</text:span> <text:span text:style-name="T2">column</text:span> <text:span text:style-name="T1">)</text:span><text:line-break/></text:p>
      <text:p text:style-name="P3">Description</text:p>
      <text:p text:style-name="P2">The <text:span text:style-name="T3">fpui_get_cursor_pos</text:span><text:span text:style-name="T4">(3ite)</text:span> library call returns the current <text:s/>position of the cursor in the <text:span text:style-name="T2">row</text:span> and <text:span text:style-name="T2">column</text:span> arguements. <text:s/><text:line-break/>Parameters: <text:line-break/><text:span text:style-name="T2">fd</text:span><text:tab/> <text:tab/>is the file descriptor returned by <text:span text:style-name="T3">fpui_open</text:span><text:span text:style-name="T4">(3ite)</text:span>. <text:line-break/><text:span text:style-name="T2">row</text:span><text:tab/><text:tab/>is the reference of an integer storage location. <text:line-break/><text:span text:style-name="T2">column</text:span><text:tab/>is the reference of an integer storage location. </text:p>
      <text:p text:style-name="P3">Return Value</text:p>
      <text:p text:style-name="P2">On success, the current cursor position is loaded into the locations referenced by <text:span text:style-name="T2">row</text:span> and <text:span text:style-name="T2">column</text:span> and 0 (zero) is returned. On error, the <text:span text:style-name="T2">row</text:span> and <text:span text:style-name="T2">column</text:span> variables remain unchanged and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6n" <text:s text:c="3"/>(0x1b 0x5b 0x36 0x60). <text:line-break/>It expects a response of the form "&lt;ESC&gt;[<text:span text:style-name="T2">Py</text:span>;<text:span text:style-name="T2">Px</text:span>R" <text:s text:c="2"/>(0x1b 0x5b <text:span text:style-name="T2">Py</text:span> 0x3b <text:span text:style-name="T2">Px</text:span> 0x52) where <text:span text:style-name="T2">Py</text:span> and <text:span text:style-name="T2">Px</text:span> are the <text:span text:style-name="T2">row</text:span> and <text:span text:style-name="T2">column</text:span> indexes. </text:p>
      <text:p text:style-name="P3">Conforming to</text:p>
      <text:p text:style-name="Standard">ATC API SRS v02.05, August 11, 2006 </text:p>
      <text:p text:style-name="P3">Restrictions</text:p>
      <text:p text:style-name="Standard">None. </text:p>
      <text:p text:style-name="P3">See Also</text:p>
      <text:p text:style-name="P2"><text:span text:style-name="T3">fpui_set_cursor_pos</text:span><text:span text:style-name="T4">(3ite)</text:span> <text:span text:style-name="T3">fpui_write_string</text:span><text:span text:style-name="T4">(3ite)</text:span> </text:p>
      <text:p text:style-name="P5"/>
      <text:p text:style-name="P3">Name</text:p>
      <text:p text:style-name="P2"><text:span text:style-name="T1">fpui_get_focus</text:span> - Get the current focus state. </text:p>
      <text:p text:style-name="P3">Synopsis</text:p>
      <text:p text:style-name="P2"><text:line-break/><text:span text:style-name="T1">#include &lt;fpui.h&gt;</text:span><text:line-break/><text:span text:style-name="T1">boolean fpui_get_focus( int</text:span> fd <text:span text:style-name="T1">)</text:span><text:line-break/></text:p>
      <text:p text:style-name="P3">Description</text:p>
      <text:p text:style-name="P2">The <text:span text:style-name="T3">fpui_get_focus</text:span><text:span text:style-name="T4">(3ite)</text:span> library call will return <text:span text:style-name="T1">TRUE</text:span> if the calling application currently has focus and <text:span text:style-name="T1">FALSE</text:span> if it does not. <text:s/>Since the display cannot return this information directly, the query is processed by the virtual terminal only. <text:s/><text:line-break/>Parameters: <text:line-break/><text:span text:style-name="T2">fd</text:span> is the file descriptor returned by <text:span text:style-name="T3">fpui_open</text:span><text:span text:style-name="T4">(3ite)</text:span>. </text:p>
      <text:p text:style-name="P3">Return Value</text:p>
      <text:p text:style-name="P2">On success, <text:span text:style-name="T1">TRUE</text:span> will be returned if the calling application currently has focus <text:s/>and <text:span text:style-name="T1">FALSE</text:span> if it does not. On error, -1 is returned, with <text:span text:style-name="T2">errno</text:span> set appropriately. </text:p>
      <text:p text:style-name="P3">Errors</text:p>
      <text:p text:style-name="P2">refer to <text:span text:style-name="T3">ioctl</text:span><text:span text:style-name="T4">(2)</text:span> for additional errors. </text:p>
      <text:p text:style-name="P3">Note</text:p>
      <text:p text:style-name="P2">This routine uses an <text:span text:style-name="T3">ioctl</text:span><text:span text:style-name="T4">(2)</text:span> interface to gather its informatio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line-break/>Applications are restricted from granting themselves focus. </text:p>
      <text:p text:style-name="P3">See Also</text:p>
      <text:p text:style-name="P2"><text:span text:style-name="T3">ioctl</text:span><text:span text:style-name="T4">(2)</text:span> </text:p>
      <text:p text:style-name="P5"/>
      <text:p text:style-name="P3">Name</text:p>
      <text:p text:style-name="P2"><text:span text:style-name="T1">fpui_get_keymap</text:span> - Get a keymap entry. </text:p>
      <text:p text:style-name="P3">Synopsis</text:p>
      <text:p text:style-name="P2"><text:line-break/><text:span text:style-name="T1">#include &lt;fpui.h&gt;</text:span><text:line-break/><text:span text:style-name="T1">int fpui_del_keymap( int</text:span> <text:span text:style-name="T2">fd</text:span>, <text:span text:style-name="T1">int</text:span> <text:span text:style-name="T2">key</text:span>, <text:span text:style-name="T1">char *</text:span> <text:span text:style-name="T2">str</text:span>, <text:span text:style-name="T1">int</text:span> <text:span text:style-name="T2">size</text:span> <text:span text:style-name="T1">)</text:span><text:line-break/></text:p>
      <text:p text:style-name="P3">Description</text:p>
      <text:p text:style-name="P2">The <text:span text:style-name="T3">fpui_get_keymap</text:span><text:span text:style-name="T4">(3ite)</text:span> operation will return, in the arguement <text:span text:style-name="T2">str</text:span>, the escape sequence associated with the value of <text:span text:style-name="T2">key</text:span>. If an entry corresponding to the value of <text:span text:style-name="T2">key</text:span> is not found, the first character in the <text:span text:style-name="T2">str</text:span> array will be <text:span text:style-name="T1">NULL</text:span>. The arguement <text:span text:style-name="T2">str</text:span> will be <text:span text:style-name="T1">NULL</text:span> terminated if the size of <text:span text:style-name="T2">str</text:span> is greater than the size of the escape sequence plus 1 (for the <text:span text:style-name="T1">NULL</text:span> character). Otherwise the escape sequence will be packed to the size of the <text:span text:style-name="T2">str</text:span> array and left unterminated. <text:s/><text:line-break/>Parameters: <text:line-break/><text:span text:style-name="T2">fd</text:span><text:tab/>is the file descriptor returned by <text:span text:style-name="T3">fpui_open(3ite)</text:span>. <text:line-break/><text:span text:style-name="T2">key</text:span><text:tab/>is the single byte code used to locate the keymap entry. <text:line-break/><text:span text:style-name="T2">str</text:span><text:tab/>a character array to return the escape sequence in. <text:line-break/><text:span text:style-name="T2">size</text:span><text:tab/>the size, in characters, of the string array <text:span text:style-name="T2">str</text:span>.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3ite)</text:span> </text:p>
      <text:p text:style-name="P3">Note</text:p>
      <text:p text:style-name="P2">There are no checks for duplicate <text:span text:style-name="T2">key</text:span> values or escape sequences. <text:span text:style-name="T2">Key</text:span> values are compared in the order they appear in the list. New <text:span text:style-name="T2">key</text:span> mappings are inserted in the first available slot in the list, which may be a slot vacated by an earlier delete operation. This means that the list may not be in the order mappings were added. <text:span text:style-name="T3">fpui_get_keymap</text:span><text:span text:style-name="T4">(3ite)</text:span> will return the first occurence of the specified <text:span text:style-name="T2">key</text:span> from the list. A second, duplicate entry would not be accessable until the previous entry has been deleted. </text:p>
      <text:p text:style-name="P3">Conforming to</text:p>
      <text:p text:style-name="Standard">ATC API SRS v02.05, August 11, 2006 </text:p>
      <text:p text:style-name="P3">Restrictions</text:p>
      <text:p text:style-name="Standard">None. </text:p>
      <text:p text:style-name="P3">See Also</text:p>
      <text:p text:style-name="P2"><text:span text:style-name="T3">fpui_set_keymap (3ite)</text:span><text:span text:style-name="T4">,</text:span> <text:span text:style-name="T3">fpui_del_keymap (3ite)</text:span><text:span text:style-name="T4">,</text:span> <text:span text:style-name="T3">fpui_reset_keymap (3ite)</text:span><text:span text:style-name="T4">,</text:span> </text:p>
      <text:p text:style-name="P5"/>
      <text:p text:style-name="P3">Name</text:p>
      <text:p text:style-name="P2"><text:span text:style-name="T1">fpui_get_led</text:span> - Get the current state of the status LED. </text:p>
      <text:p text:style-name="P3">Synopsis</text:p>
      <text:p text:style-name="P2"><text:line-break/><text:span text:style-name="T1">#include &lt;fpui.h&gt;</text:span><text:line-break/><text:span text:style-name="T1">boolean fpui_get_led( int</text:span> <text:span text:style-name="T2">fd</text:span> <text:span text:style-name="T1">)</text:span><text:line-break/></text:p>
      <text:p text:style-name="P3">Description</text:p>
      <text:p text:style-name="P2">The <text:span text:style-name="T3">fpui_get_led</text:span><text:span text:style-name="T4">(3ite)</text:span> library call will return the boolean state of the status LED. This status is maintained by the virtual terminal and is exclusive for each application window. The underlying virtual terminal handles updateing and controlling the actual Front Panel LED when the application gains focus so this call will always return the state of the virtual terminals virtual LED. <text:s/><text:line-break/>Parameters: <text:line-break/><text:span text:style-name="T2">fd</text:span> is the file descriptor returned by <text:span text:style-name="T3">fpui_open</text:span><text:span text:style-name="T4">(3ite)</text:span>. <text:s/></text:p>
      <text:p text:style-name="P3">Return Value</text:p>
      <text:p text:style-name="P2"><text:span text:style-name="T3">fpui_get_led</text:span><text:span text:style-name="T4">(3ite)</text:span> will return <text:span text:style-name="T1">FALSE</text:span> if the LED is off, <text:s/><text:span text:style-name="T1">TRUE</text:span> if the LED is on and -1 if an error occurred, with <text:span text:style-name="T2">errno</text:span> set appropriately. </text:p>
      <text:p text:style-name="P3">Errors</text:p>
      <text:p text:style-name="P2">refer to <text:span text:style-name="T3">ioctl</text:span><text:span text:style-name="T4">(2)</text:span> for additional errors. </text:p>
      <text:p text:style-name="P3">Note</text:p>
      <text:p text:style-name="P2">This routine uses an <text:span text:style-name="T3">ioctl</text:span><text:span text:style-name="T4">(2)</text:span> interface to gather its informatio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ioctl</text:span><text:span text:style-name="T4">(2)</text:span> <text:s/></text:p>
      <text:p text:style-name="P5"/>
      <text:p text:style-name="P3">Name</text:p>
      <text:p text:style-name="P2"><text:span text:style-name="T1">fpui_get_reverse_video</text:span> - Get the state of reverse video mode. </text:p>
      <text:p text:style-name="P3">Synopsis</text:p>
      <text:p text:style-name="P2"><text:line-break/><text:span text:style-name="T1">#include &lt;fpui.h&gt;</text:span><text:line-break/><text:span text:style-name="T1">boolean fpui_get_reverse_video( int</text:span> <text:span text:style-name="T2">fd</text:span> <text:span text:style-name="T1">)</text:span><text:line-break/></text:p>
      <text:p text:style-name="P3">Description</text:p>
      <text:p text:style-name="P2">The <text:span text:style-name="T3">fpui_get_reverse_video</text:span><text:span text:style-name="T4">(3ite)</text:span> library call will return the boolean state of reverse video mode for the character at the current cursor position.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3">fpui_get_reverse_video</text:span><text:span text:style-name="T4">(3ite)</text:span> will return <text:span text:style-name="T1">TRUE</text:span> if reverse video mode is currently active on the character at the current cursor position, and <text:span text:style-name="T1">FALSE</text:span> if reverse video mode is not active. On error, -1 will be returned, with <text:span text:style-name="T2">errno</text:span> set appropriatly. </text:p>
      <text:p text:style-name="P3">Errors</text:p>
      <text:p text:style-name="P2">refer to <text:span text:style-name="T3">ioctl(2)</text:span> for additional errors. </text:p>
      <text:p text:style-name="P3">Note</text:p>
      <text:p text:style-name="P2">This routine uses <text:span text:style-name="T3">ioctl</text:span><text:span text:style-name="T4">(2)</text:span> interface to gather its information. <text:s text:c="2"/>The Front Panel hardware does not support this operation directly. The inquiry is actually serviced by the virtual terminal which maintains this information for every character on the scree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ioctl</text:span><text:span text:style-name="T4">(2)</text:span>, <text:span text:style-name="T3">fpui_set_reverse_video</text:span><text:span text:style-name="T4">(3ite)</text:span>, </text:p>
      <text:p text:style-name="P5"/>
      <text:p text:style-name="P3">Name</text:p>
      <text:p text:style-name="P2"><text:span text:style-name="T1">fpui_get_underline</text:span> - Get the state of underline mode. </text:p>
      <text:p text:style-name="P3">Synopsis</text:p>
      <text:p text:style-name="P2"><text:line-break/><text:span text:style-name="T1">#include &lt;fpui.h&gt;</text:span><text:line-break/><text:span text:style-name="T1">boolean fpui_get_underline( int</text:span> <text:span text:style-name="T2">fd</text:span> <text:span text:style-name="T1">)</text:span><text:line-break/></text:p>
      <text:p text:style-name="P3">Description</text:p>
      <text:p text:style-name="P2">The <text:span text:style-name="T3">fpui_get_underline</text:span><text:span text:style-name="T4">(3ite)</text:span> library call will return the boolean state of underline mode for the character at the current cursor position. <text:s/><text:line-break/>Parameters: <text:line-break/><text:span text:style-name="T2">fd</text:span> is the file descriptor returned by <text:span text:style-name="T3">fpui_open</text:span><text:span text:style-name="T4">(3ite)</text:span>. </text:p>
      <text:p text:style-name="P3">Return Value</text:p>
      <text:p text:style-name="P2"><text:span text:style-name="T3">fpui_get_underline</text:span><text:span text:style-name="T4">(3ite)</text:span> will return <text:span text:style-name="T1">TRUE</text:span> if underline mode is currently active on the character at the current cursor position, and <text:span text:style-name="T1">FALSE</text:span> if underline mode is not active. On error, -1 will be returned with <text:span text:style-name="T2">errno</text:span> set appropriately. </text:p>
      <text:p text:style-name="P3">Errors</text:p>
      <text:p text:style-name="P2">refer to <text:span text:style-name="T3">ioctl(2)</text:span> for additional errors. </text:p>
      <text:p text:style-name="P3">Note</text:p>
      <text:p text:style-name="P2">This routine uses <text:span text:style-name="T3">ioctl</text:span><text:span text:style-name="T4">(2)</text:span> interface to gather its information. <text:s text:c="2"/>The Front Panel hardware does not support this operation directly. The inquiry is actually serviced by the virtual terminal which maintains this information for every character on the screen. </text:p>
      <text:p text:style-name="P3">Conforming to</text:p>
      <text:p text:style-name="Standard">ATC API SRS v02.05, August 11, 2006 </text:p>
      <text:p text:style-name="P3">Restrictions</text:p>
      <text:p text:style-name="P2">On some system it may not be possible to distinguish between the -1 returned on error and the <text:span text:style-name="T1">TRUE</text:span> state. </text:p>
      <text:p text:style-name="P3">See Also</text:p>
      <text:p text:style-name="P2"><text:span text:style-name="T3">ioctl</text:span><text:span text:style-name="T4">(2)</text:span>, <text:span text:style-name="T3">fpui_set_underline</text:span><text:span text:style-name="T4">(3ite)</text:span>, </text:p>
      <text:p text:style-name="P5"/>
      <text:p text:style-name="P3">Name</text:p>
      <text:p text:style-name="Standard">fpui_get_window_attr - Get the current Window attributes. </text:p>
      <text:p text:style-name="P3">Synopsis</text:p>
      <text:p text:style-name="P2"><text:line-break/><text:span text:style-name="T1">#include &lt;fpui.h&gt;</text:span><text:line-break/><text:span text:style-name="T1">int fpui_get_window_attr( int</text:span> <text:span text:style-name="T2">fd</text:span> <text:span text:style-name="T1">)</text:span><text:line-break/></text:p>
      <text:p text:style-name="P3">Description</text:p>
      <text:p text:style-name="P2">The <text:span text:style-name="T3">fpui_get_window_attr</text:span><text:span text:style-name="T4">(3ite)</text:span> library call will return a bit field encoding of the current window attributes. The bitfields are encoded as follows: <text:s/><text:line-break/><text:tab/>union {<text:line-break/><text:tab/><text:tab/>int<text:tab/><text:tab/>errcode;<text:line-break/><text:tab/><text:tab/>unsigned int<text:tab/>auto_wrap:1,<text:line-break/><text:tab/><text:tab/><text:tab/><text:tab/>auto_scroll:1,<text:line-break/><text:tab/><text:tab/><text:tab/><text:tab/>auto_repeat:1,<text:line-break/><text:tab/><text:tab/><text:tab/><text:tab/>backlight:1,<text:line-break/><text:tab/><text:tab/><text:tab/><text:tab/>:4,<text:line-break/><text:tab/><text:tab/><text:tab/><text:tab/>backlight_timeout:8,<text:line-break/><text:tab/><text:tab/><text:tab/><text:tab/>:16;<text:line-break/><text:tab/>}<text:line-break/> <text:line-break/> <text:line-break/>Parameters: <text:line-break/><text:span text:style-name="T2">fd</text:span> is the file descriptor returned by <text:span text:style-name="T3">fpui_open</text:span><text:span text:style-name="T4">(3ite)</text:span>. </text:p>
      <text:p text:style-name="P3">Return Value</text:p>
      <text:p text:style-name="P2">On success, <text:span text:style-name="T3">fpui_get_window_attr</text:span><text:span text:style-name="T4">(3ite)</text:span> will return the current window attributes encoded as discussed above. On error the field <text:span text:style-name="T2">errcode</text:span> will be -1 with <text:span text:style-name="T2">errno</text:span> set appropriately. </text:p>
      <text:p text:style-name="P3">Errors</text:p>
      <text:p text:style-name="P2"><text:span text:style-name="T1">EINVAL</text:span><text:tab/>The file descriptor, <text:span text:style-name="T2">fd</text:span>, is invalid. </text:p>
      <text:p text:style-name="P3">Note</text:p>
      <text:p text:style-name="P2">This operation actually calls <text:span text:style-name="T3">fpui_write_string</text:span><text:span text:style-name="T4">(3ite)</text:span> with the constant string "&lt;ESC&gt;[Bn" <text:s text:c="3"/>(0x1b 0x5b 0x42 0x60). <text:line-break/>It expects a response of the form "&lt;ESC&gt;[<text:span text:style-name="T2">P1</text:span>;<text:span text:style-name="T2">P2</text:span> .. <text:span text:style-name="T2">P6</text:span>R" <text:s text:c="2"/>(0x1b 0x5b <text:span text:style-name="T2">P1</text:span> 0x3b <text:span text:style-name="T2">P2</text:span> .. <text:span text:style-name="T2">P6</text:span> 0x52) where <text:span text:style-name="T2">P1</text:span> thru <text:span text:style-name="T2">P6</text:span> are the the attrubute states.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_string</text:span><text:span text:style-name="T4">(3ite)</text:span>, <text:span text:style-name="T3">fpui_read_string</text:span><text:span text:style-name="T4">(3ite)</text:span>, <text:span text:style-name="T3">fpui_get_auto_wrap</text:span><text:span text:style-name="T4">(3ite)</text:span>, <text:span text:style-name="T3">fpui_get_auto_scroll</text:span><text:span text:style-name="T4">(3ite)</text:span>, <text:span text:style-name="T3">fpui_get_auto_repeat</text:span><text:span text:style-name="T4">(3ite)</text:span>, <text:span text:style-name="T3">fpui_get_backlight</text:span><text:span text:style-name="T4">(3ite)</text:span>, <text:span text:style-name="T3">fpui_get_backlight_timeout</text:span><text:span text:style-name="T4">(3ite)</text:span> </text:p>
      <text:p text:style-name="P5"/>
      <text:p text:style-name="P3">Name</text:p>
      <text:p text:style-name="P2"><text:span text:style-name="T1">fpui_get_window_size</text:span> - Get the current window size. </text:p>
      <text:p text:style-name="P3">Synopsis</text:p>
      <text:p text:style-name="P2"><text:line-break/><text:span text:style-name="T1">#include &lt;fpui.h&gt;</text:span><text:line-break/><text:span text:style-name="T1">int fpui_get_window_size( int</text:span> <text:span text:style-name="T2">fd</text:span>, <text:span text:style-name="T1">int *</text:span> <text:span text:style-name="T2">row</text:span>, <text:span text:style-name="T1">int *</text:span> <text:span text:style-name="T2">column</text:span> <text:span text:style-name="T1">)</text:span><text:line-break/></text:p>
      <text:p text:style-name="P3">Description</text:p>
      <text:p text:style-name="P2">The <text:span text:style-name="T3">fpui_get_window_size</text:span><text:span text:style-name="T4">(3ite)</text:span> library call will return the current size of the actual Front panel Display module to the application. <text:s/><text:line-break/>Parameters: <text:line-break/><text:span text:style-name="T2">fd</text:span><text:tab/><text:tab/>is the file descriptor returned by <text:span text:style-name="T3">fpui_open</text:span><text:span text:style-name="T4">(3ite)</text:span>. <text:line-break/><text:span text:style-name="T2">row</text:span><text:tab/><text:tab/>a reference of an integer where the number of rows will be stored. <text:line-break/><text:span text:style-name="T2">column</text:span><text:tab/>a reference of an integer where the number of columns will be stored. </text:p>
      <text:p text:style-name="P3">Return Value</text:p>
      <text:p text:style-name="P2"><text:span text:style-name="T3">fpui_get_window_size</text:span><text:span text:style-name="T4">(3ite)</text:span> will return 0 (zero) upon success <text:s/>and -1 upon error, with <text:span text:style-name="T2">errno</text:span> set appropriately. </text:p>
      <text:p text:style-name="P3">Errors</text:p>
      <text:p text:style-name="P2">refer to <text:span text:style-name="T3">ioctl(2)</text:span> for additional errors. </text:p>
      <text:p text:style-name="P3">Note</text:p>
      <text:p text:style-name="P2">Should the actual Front Panel Display be removed, <text:span text:style-name="T3">fpui_get_window_size</text:span><text:span text:style-name="T4">(3ite)</text:span> will return( 0, 0 ) as the current window size. <text:s/>The Front Panel hardware does not support this operation directly. The inquiry is actually serviced by the virtual terminal which maintains this information. </text:p>
      <text:p text:style-name="P3">Conforming to</text:p>
      <text:p text:style-name="Standard">ATC API SRS v02.05, August 11, 2006 </text:p>
      <text:p text:style-name="P3">Restrictions</text:p>
      <text:p text:style-name="Standard">None. </text:p>
      <text:p text:style-name="P3">See Also</text:p>
      <text:p text:style-name="P2"><text:span text:style-name="T3">ioctl</text:span><text:span text:style-name="T4">(2)</text:span> </text:p>
      <text:p text:style-name="P5"/>
      <text:p text:style-name="P3">Name</text:p>
      <text:p text:style-name="Standard">fpui_home - Home cursor. </text:p>
      <text:p text:style-name="P3">Synopsis</text:p>
      <text:p text:style-name="P2"><text:line-break/><text:span text:style-name="T1">#include &lt;fpui.h&gt;</text:span><text:line-break/><text:span text:style-name="T1">int fpui_home( int</text:span> <text:span text:style-name="T2">fd</text:span> <text:span text:style-name="T1">)</text:span><text:line-break/></text:p>
      <text:p text:style-name="P3">Description</text:p>
      <text:p text:style-name="P2">The <text:span text:style-name="T3">fpui_home</text:span><text:span text:style-name="T4">(3ite)</text:span> library call will move the cursor to the upper left cormer of the display, the home position, without effecting any other part of the display. <text:s/><text:line-break/>Parameters: <text:line-break/><text:span text:style-name="T2">fd</text:span><text:tab/>is the file descriptor returned by <text:span text:style-name="T3">fpui_open(3ite)</text:span>. </text:p>
      <text:p text:style-name="P3">Return Value</text:p>
      <text:p text:style-name="P2">On success, 0 (zero) is returned. On error, -1 is returned, with <text:span text:style-name="T2">errno</text:span> is set appropriately. </text:p>
      <text:p text:style-name="P3">Errors</text:p>
      <text:p text:style-name="P2">refer to <text:span text:style-name="T3">fpui_write_string(3ite)</text:span> </text:p>
      <text:p text:style-name="P3">Note</text:p>
      <text:p text:style-name="P2">This operation actually calls <text:span text:style-name="T3">fpui_write_string</text:span><text:span text:style-name="T4">(3ite)</text:span> with the constant string &lt;ESC&gt;[H <text:s text:c="2"/>(0x1b 0x5b 0x48)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_string</text:span><text:span text:style-name="T4">(3ite)</text:span>, </text:p>
      <text:p text:style-name="P5"/>
      <text:p text:style-name="P3">Name</text:p>
      <text:p text:style-name="P2"><text:span text:style-name="T1">fpui_open</text:span> - open a terminal interface </text:p>
      <text:p text:style-name="P3">Synopsis</text:p>
      <text:p text:style-name="P2"><text:line-break/><text:span text:style-name="T1">#include &lt;fpui.h&gt;</text:span><text:line-break/><text:span text:style-name="T1">int fpui_open( const char *</text:span> <text:span text:style-name="T2">pathname</text:span>, <text:span text:style-name="T1">int</text:span> <text:span text:style-name="T2">flags</text:span>, <text:span text:style-name="T1">const char *</text:span> <text:span text:style-name="T2">regname</text:span> <text:span text:style-name="T1">)</text:span><text:line-break/></text:p>
      <text:p text:style-name="P3">Description</text:p>
      <text:p text:style-name="P2">The <text:span text:style-name="T1">fpui_open()</text:span> library call is used to convert a <text:span text:style-name="T2">pathname</text:span> into a file descriptor (a small, non-negative integer for use in subsequent I/O as with <text:span text:style-name="T3">read</text:span><text:span text:style-name="T4">(2)</text:span>, <text:span text:style-name="T3">write</text:span><text:span text:style-name="T4">(2)</text:span>, etc.). When the call is successful, the file descriptor returned will be the lowest file descriptor not currently open for the process. The new file descriptor is set to remain open across exec functions (see <text:span text:style-name="T3">fcntl</text:span><text:span text:style-name="T4">(2)</text:span>). The file offset is unused. <text:s text:c="2"/>The parameter <text:span text:style-name="T2">flags</text:span> is one of <text:span text:style-name="T1">O_RDONLY</text:span>, <text:span text:style-name="T1">O_WRONLY</text:span> or <text:span text:style-name="T1">O_RDWR</text:span> which request opening the file read-only, write-only or read/write, respectively, bitwise-<text:span text:style-name="T2">or</text:span>'d with zero or more of the following: <text:s/>In addition to opening the device, the identifier <text:span text:style-name="T2">regname</text:span> is used to register the terminal with the Front Panel Manager. The name given in <text:span text:style-name="T2">regname</text:span> will appear in the Front Panel Managers selection screen. </text:p>
      <text:p text:style-name="P3">Return Value</text:p>
      <text:p text:style-name="P2"><text:span text:style-name="T1">fpui_open</text:span> returns the new file descriptor, or -1 if an error occurred (in which case, <text:span text:style-name="T2">errno</text:span> is set appropriately). <text:s/>Note that <text:span text:style-name="T1">fpui_open</text:span> can open device special files <text:s/></text:p>
      <text:p text:style-name="P3">Errors</text:p>
      <text:p text:style-name="P4"><text:span text:style-name="T1">ENXIO</text:span> <text:tab/><text:span text:style-name="T2">pathname</text:span> refers to a device special file and no corresponding device exists. <text:s/></text:p>
      <text:p text:style-name="P4"><text:span text:style-name="T1">ENOMEM</text:span> <text:tab/>Insufficient kernel memory was available. <text:s/></text:p>
      <text:p text:style-name="P4">See <text:span text:style-name="T3">open</text:span><text:span text:style-name="T4">(2)</text:span> for additional error codes. </text:p>
      <text:p text:style-name="Standard"/>
      <text:p text:style-name="P3">Note</text:p>
      <text:p text:style-name="P2">This routine actually wraps an <text:span text:style-name="T3">open</text:span><text:span text:style-name="T4">(2)</text:span> <text:s/>call, and an <text:span text:style-name="T3">ioctl</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open</text:span><text:span text:style-name="T4">(2)</text:span>, <text:span text:style-name="T3">ioctl</text:span><text:span text:style-name="T4">(2)</text:span>, <text:span text:style-name="T3">fpui_close</text:span><text:span text:style-name="T4">(3ite)</text:span>, </text:p>
      <text:p text:style-name="P5"/>
      <text:p text:style-name="P3">Name</text:p>
      <text:p text:style-name="P2"><text:span text:style-name="T1">fpui_read</text:span> - Read from the Front Panel device. </text:p>
      <text:p text:style-name="P3">Synopsis</text:p>
      <text:p text:style-name="P2"><text:line-break/><text:span text:style-name="T1">#include &lt;fpui.h&gt;</text:span><text:line-break/><text:span text:style-name="T1">ssize_t fpui_read( int</text:span> <text:span text:style-name="T2">fd</text:span>, <text:span text:style-name="T1">char *</text:span> <text:span text:style-name="T2">buf</text:span>, <text:span text:style-name="T1">int</text:span> <text:span text:style-name="T2">size</text:span> <text:span text:style-name="T1">)</text:span><text:line-break/></text:p>
      <text:p text:style-name="P3">Description</text:p>
      <text:p text:style-name="P2">The <text:span text:style-name="T3">fpui_read</text:span><text:span text:style-name="T4">(3ite)</text:span> library call attempts to read at most <text:span text:style-name="T2">size</text:span> bytes of information from the file referenced by <text:span text:style-name="T2">fd</text:span> into the buffer referenced by <text:span text:style-name="T2">buf</text:span>. </text:p>
      <text:p text:style-name="P3">Return Value</text:p>
      <text:p text:style-name="P2"><text:span text:style-name="T3">fpui_read</text:span><text:span text:style-name="T4">(3ite)</text:span> will return the number of bytes actually transfered to the buffer <text:span text:style-name="T2">buf</text:span>, or -1 if an error occurred, with <text:span text:style-name="T2">errno</text:span> set appropriately. </text:p>
      <text:p text:style-name="P3">Errors</text:p>
      <text:p text:style-name="P2">refer to <text:span text:style-name="T3">read</text:span><text:span text:style-name="T4">(2)</text:span> for error codes. </text:p>
      <text:p text:style-name="P3">Note</text:p>
      <text:p text:style-name="P2">This routine actually wraps a <text:span text:style-name="T3">read</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read_char</text:span><text:span text:style-name="T4">(3ite)</text:span>, <text:span text:style-name="T3">fpui_read_string</text:span><text:span text:style-name="T4">(3ite)</text:span>, <text:span text:style-name="T3">read</text:span><text:span text:style-name="T4">(2)</text:span> </text:p>
      <text:p text:style-name="P5"/>
      <text:p text:style-name="P3">Name</text:p>
      <text:p text:style-name="P2"><text:span text:style-name="T1">fpui_read_char</text:span> - Read one character from the Front Panel device. </text:p>
      <text:p text:style-name="P3">Synopsis</text:p>
      <text:p text:style-name="P2"><text:line-break/><text:span text:style-name="T1">#include &lt;fpui.h&gt;</text:span><text:line-break/><text:span text:style-name="T1">char fpui_read_char( int</text:span> <text:span text:style-name="T2">fd</text:span> <text:span text:style-name="T1">)</text:span><text:line-break/></text:p>
      <text:p text:style-name="P3">Description</text:p>
      <text:p text:style-name="P2">The <text:span text:style-name="T3">fpui_read_char</text:span><text:span text:style-name="T4">(3ite)</text:span> library call attempts to read at most one character of information from the file referenced by <text:span text:style-name="T2">fd</text:span>. </text:p>
      <text:p text:style-name="P3">Return Value</text:p>
      <text:p text:style-name="P2"><text:span text:style-name="T3">fpui_read_char</text:span><text:span text:style-name="T4">(3ite)</text:span> will return either the character read, or -1 if an error occurred, with <text:span text:style-name="T2">errno</text:span> set appropriately. </text:p>
      <text:p text:style-name="P3">Errors</text:p>
      <text:p text:style-name="P2">refer to <text:span text:style-name="T3">read</text:span><text:span text:style-name="T4">(2)</text:span> for error codes. </text:p>
      <text:p text:style-name="P3">Note</text:p>
      <text:p text:style-name="P2">This routine actually wraps a <text:span text:style-name="T3">read</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read</text:span><text:span text:style-name="T4">(3ite)</text:span>, <text:span text:style-name="T3">fpui_read_string</text:span><text:span text:style-name="T4">(3ite)</text:span>, <text:span text:style-name="T3">read</text:span><text:span text:style-name="T4">(2)</text:span> </text:p>
      <text:p text:style-name="P5"/>
      <text:p text:style-name="P3">Name</text:p>
      <text:p text:style-name="P2"><text:span text:style-name="T1">fpui_read_string</text:span> - Read from the Front Panel device and NULL terminate the string </text:p>
      <text:p text:style-name="P3">Synopsis</text:p>
      <text:p text:style-name="P2"><text:line-break/><text:span text:style-name="T1">#include &lt;fpui.h&gt;</text:span><text:line-break/><text:span text:style-name="T1">ssize_t fpui_read( int</text:span> <text:span text:style-name="T2">fd</text:span>, <text:span text:style-name="T1">char *</text:span> <text:span text:style-name="T2">buf</text:span>, <text:span text:style-name="T1">int</text:span> <text:span text:style-name="T2">size</text:span> <text:span text:style-name="T1">)</text:span><text:line-break/></text:p>
      <text:p text:style-name="P3">Description</text:p>
      <text:p text:style-name="P2">The <text:span text:style-name="T3">fpui_read_string</text:span><text:span text:style-name="T4">(3ite)</text:span> library call attempts to read at most <text:span text:style-name="T2">size</text:span> minus 1 bytes of information from the file referenced by <text:span text:style-name="T2">fd</text:span> into the buffer referenced by <text:span text:style-name="T2">buf</text:span>. The string is then <text:span text:style-name="T1">NULL</text:span> terminated before returning. </text:p>
      <text:p text:style-name="P3">Return Value</text:p>
      <text:p text:style-name="P2"><text:span text:style-name="T3">fpui_read_string</text:span><text:span text:style-name="T4">(3ite)</text:span> will return the number of bytes actually transfered to the buffer <text:span text:style-name="T2">buf</text:span>, (not including the termination character) or -1 if an error occurred, with <text:span text:style-name="T2">errno</text:span> set appropriately. </text:p>
      <text:p text:style-name="P3">Errors</text:p>
      <text:p text:style-name="P2">refer tp <text:span text:style-name="T3">read</text:span><text:span text:style-name="T4">(2)</text:span> for error codes. </text:p>
      <text:p text:style-name="P3">Note</text:p>
      <text:p text:style-name="P2">This routine actually wraps a <text:span text:style-name="T3">read</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read</text:span><text:span text:style-name="T4">(3ite)</text:span>, <text:span text:style-name="T3">fpui_read_char</text:span><text:span text:style-name="T4">(3ite)</text:span>, <text:span text:style-name="T3">read</text:span><text:span text:style-name="T4">(2)</text:span> </text:p>
      <text:p text:style-name="P5"/>
      <text:p text:style-name="P3">Name</text:p>
      <text:p text:style-name="P2"><text:span text:style-name="T1">fpui_refresh</text:span> - Refresh the Front Panel Display. </text:p>
      <text:p text:style-name="P3">Synopsis</text:p>
      <text:p text:style-name="P2"><text:line-break/><text:span text:style-name="T1">#include &lt;fpui.h&gt;</text:span><text:line-break/><text:span text:style-name="T1">int fpui_refresh( int</text:span> <text:span text:style-name="T2">fd</text:span> <text:span text:style-name="T1">)</text:span><text:line-break/></text:p>
      <text:p text:style-name="P3">Description</text:p>
      <text:p text:style-name="P2">The <text:span text:style-name="T3">fpui_refresh</text:span><text:span text:style-name="T4">(3ite)</text:span> library call will clear the actual Front Panel Display and redraw it according to the contents of the virtual terminal. This operation has no effect if the calling applications window is not in focus. <text:s/><text:line-break/>Parameters: <text:line-break/><text:span text:style-name="T2">fd</text:span><text:tab/>is the file descriptor returned by <text:span text:style-name="T3">fpui_open(3ite)</text:span>. </text:p>
      <text:p text:style-name="P3">Return Value</text:p>
      <text:p text:style-name="P2">On success, 0 (zero) is returned. On error, -1 is returned, with <text:span text:style-name="T2">errno</text:span> set appropriately. </text:p>
      <text:p text:style-name="P3">Errors</text:p>
      <text:p text:style-name="P2">refer to <text:span text:style-name="T3">ioctl(2)</text:span> for additional errors. </text:p>
      <text:p text:style-name="P3">Note</text:p>
      <text:p text:style-name="P2">This routine uses <text:span text:style-name="T3">ioctl</text:span><text:span text:style-name="T4">(2)</text:span> interface to perform this operation. <text:s text:c="2"/>The Front Panel hardware does not support this operation directly. The inquiry is actually serviced by the virtual terminal which then carries out the request. </text:p>
      <text:p text:style-name="P3">Conforming to</text:p>
      <text:p text:style-name="Standard">ATC API SRS v02.05, August 11, 2006 </text:p>
      <text:p text:style-name="P3">Restrictions</text:p>
      <text:p text:style-name="Standard">None. </text:p>
      <text:p text:style-name="P3">See Also</text:p>
      <text:p text:style-name="P2"><text:span text:style-name="T3">ioctl</text:span><text:span text:style-name="T4">(2)</text:span> </text:p>
      <text:p text:style-name="P5"/>
      <text:p text:style-name="P3">Name</text:p>
      <text:p text:style-name="P2"><text:span text:style-name="T1">fpui_reset_all_attributes</text:span> - Reset all attributes to their off state. </text:p>
      <text:p text:style-name="P3">Synopsis</text:p>
      <text:p text:style-name="P2"><text:line-break/><text:span text:style-name="T1">#include &lt;fpui.h&gt;</text:span><text:line-break/><text:span text:style-name="T1">int fpui_reset_all_attributes( int</text:span> <text:span text:style-name="T2">fd</text:span> <text:span text:style-name="T1">)</text:span><text:line-break/></text:p>
      <text:p text:style-name="P3">Description</text:p>
      <text:p text:style-name="P2">The <text:span text:style-name="T3">fpui_reset_all_attributes</text:span><text:span text:style-name="T4">(3ite)</text:span> library call will turn off or disable the following attributes; <text:line-break/><text:tab/>Character Blink<text:line-break/><text:tab/>Cursor Blink<text:line-break/><text:tab/>Reverse Video<text:line-break/><text:tab/>Underline<text:line-break/><text:line-break/>Parameters: <text:line-break/><text:span text:style-name="T2">fd</text:span><text:tab/>is the file descriptor returned by <text:span text:style-name="T3">fpui_open(3ite)</text:span>.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3ite)</text:span> </text:p>
      <text:p text:style-name="P3">Note</text:p>
      <text:p text:style-name="P2">This operation actually calls <text:span text:style-name="T3">fpui_write_string</text:span><text:span text:style-name="T4">(3ite)</text:span> with the constant string "&lt;ESC&gt;[0m" <text:s text:c="2"/>(0x1b 0x5b 0x30 0x6d)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_string</text:span><text:span text:style-name="T4">(3ite)</text:span>, </text:p>
      <text:p text:style-name="P5"/>
      <text:p text:style-name="P3">Name</text:p>
      <text:p text:style-name="P2"><text:span text:style-name="T1">fpui_reset_keymap</text:span> - Reset and clear the entire keymap list. </text:p>
      <text:p text:style-name="P3">Synopsis</text:p>
      <text:p text:style-name="P2"><text:line-break/><text:span text:style-name="T1">#include &lt;fpui.h&gt;</text:span><text:line-break/><text:span text:style-name="T1">int fpui_del_keymap( int</text:span> <text:span text:style-name="T2">fd</text:span>, <text:span text:style-name="T1">int</text:span> <text:span text:style-name="T2">type</text:span> <text:span text:style-name="T1">)</text:span><text:line-break/></text:p>
      <text:p text:style-name="P3">Description</text:p>
      <text:p text:style-name="P2">The <text:span text:style-name="T3">fpui_reset_keymap</text:span><text:span text:style-name="T4">(3ite)</text:span> library call is used to clear the entire keymap or to reset it to a default mapping. <text:s/><text:line-break/>Parameters: <text:line-break/><text:span text:style-name="T2">fd</text:span><text:tab/>is the file descriptor returned by <text:span text:style-name="T3">fpui_open</text:span><text:span text:style-name="T4">(3ite)</text:span> <text:line-break/><text:span text:style-name="T2">type</text:span><text:tab/>when 0 removes all mappings <text:line-break/><text:tab/>when 1 removes all mappings and preloads default mappings.<text:line-break/> </text:p>
      <text:p text:style-name="P3">Return Value</text:p>
      <text:p text:style-name="P2">On success, zero (0) is returned. <text:s text:c="2"/>On error, -1 is returned, with <text:span text:style-name="T2">errno</text:span> set appropriately. </text:p>
      <text:p text:style-name="P3">Errors</text:p>
      <text:p text:style-name="P2">refer to <text:span text:style-name="T3">fpui_write_string(3ite)</text:span> </text:p>
      <text:p text:style-name="P3">Note</text:p>
      <text:p text:style-name="Standard">None. </text:p>
      <text:p text:style-name="P3">Conforming to</text:p>
      <text:p text:style-name="Standard">ATC API SRS v02.05, August 11, 2006 </text:p>
      <text:p text:style-name="P3">Restrictions</text:p>
      <text:p text:style-name="Standard">None. </text:p>
      <text:p text:style-name="P3">See Also</text:p>
      <text:p text:style-name="P2"><text:span text:style-name="T3">fpui_set_keymap (3ite)</text:span><text:span text:style-name="T4">,</text:span> <text:span text:style-name="T3">fpui_get_keymap (3ite)</text:span><text:span text:style-name="T4">,</text:span> <text:span text:style-name="T3">fpui_del_keymap (3ite)</text:span><text:span text:style-name="T4">,</text:span> </text:p>
      <text:p text:style-name="P5"/>
      <text:p text:style-name="P3">Name</text:p>
      <text:p text:style-name="P2"><text:span text:style-name="T1">fpui_set_auto_repeat</text:span> - Set the auto repeat state. </text:p>
      <text:p text:style-name="P3">Synopsis</text:p>
      <text:p text:style-name="P2"><text:line-break/><text:span text:style-name="T1">#include &lt;fpui.h&gt;</text:span><text:line-break/><text:span text:style-name="T1">boolean fpui_set_auto_repeat( int</text:span> <text:span text:style-name="T2">fd</text:span>, <text:span text:style-name="T1">boolean</text:span> <text:span text:style-name="T2">state</text:span> <text:span text:style-name="T1">)</text:span><text:line-break/></text:p>
      <text:p text:style-name="P3">Description</text:p>
      <text:p text:style-name="P2">The <text:span text:style-name="T3">fpui_set_auto_repeat</text:span><text:span text:style-name="T4">(3ite)</text:span> library call will set auto repeat mode according to the value of <text:span text:style-name="T2">state</text:span>. <text:s/>When auto repeat is enabled, all key strokes from the front panel will repeat as long as the key is help depressed. When this mode is not enables there will be only one key code sent per key press. <text:s/><text:line-break/>Parameters: <text:line-break/><text:span text:style-name="T2">fd</text:span><text:tab/><text:tab/>is the file descriptor returned by <text:span text:style-name="T3">fpui_open</text:span><text:span text:style-name="T4">(3ite)</text:span>. <text:line-break/><text:span text:style-name="T2">state</text:span><text:tab/>the value to set auto repeat mode to. <text:s/></text:p>
      <text:p text:style-name="P3">Return Value</text:p>
      <text:p text:style-name="P2">On success, 0 (zero) is returned. On error, -1 is returned, with <text:span text:style-name="T2">errno</text:span> set appropriately. <text:s/></text:p>
      <text:p text:style-name="P3">Errors</text:p>
      <text:p text:style-name="P2">refer to <text:span text:style-name="T3">fpui_write_string(3ite)</text:span> for additional errors. </text:p>
      <text:p text:style-name="P3">Note</text:p>
      <text:p text:style-name="P2">This operation actually calls <text:span text:style-name="T3">fpui_write_string</text:span><text:span text:style-name="T4">(3ite)</text:span> with the constant string "&lt;ESC&gt;[08h" <text:s text:c="2"/>(0x1b 0x5b 0x30 0x38 0x68) to assert the mode <text:s/><text:line-break/>and <text:s/>"&lt;ESC&gt;[08l" <text:s text:c="2"/>(0x1b 0x5b 0x30 0x38 0x6c) to negate the mod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attributes</text:span><text:span text:style-name="T4">(3ite)</text:span>, <text:span text:style-name="T3">fpui_set_auto_scroll</text:span><text:span text:style-name="T4">(3ite)</text:span>, <text:span text:style-name="T3">fpui_set_auto_wrap</text:span><text:span text:style-name="T4">(3ite)</text:span>, <text:span text:style-name="T3">fpui_write_string</text:span><text:span text:style-name="T4">(3ite)</text:span> </text:p>
      <text:p text:style-name="P5"/>
      <text:p text:style-name="P3">Name</text:p>
      <text:p text:style-name="P2"><text:span text:style-name="T1">fpui_set_auto_scroll</text:span> - Get the auto scroll state. </text:p>
      <text:p text:style-name="P3">Synopsis</text:p>
      <text:p text:style-name="P2"><text:line-break/><text:span text:style-name="T1">#include &lt;fpui.h&gt;</text:span><text:line-break/><text:span text:style-name="T1">boolean fpui_set_auto_scroll( int</text:span> <text:span text:style-name="T2">fd</text:span>, <text:span text:style-name="T1">boolean</text:span> <text:span text:style-name="T2">state</text:span> <text:span text:style-name="T1">)</text:span><text:line-break/></text:p>
      <text:p text:style-name="P3">Description</text:p>
      <text:p text:style-name="P2">The <text:span text:style-name="T3">fpui_set_auto_scroll</text:span><text:span text:style-name="T4">(3ite)</text:span> library call will set auto repeat mode according to the value of <text:span text:style-name="T2">state</text:span>. <text:s/>Auto scroll mode controls the display response when the cursor is on the bottom most line of the display and a new line is sent. If auto scroll is <text:span text:style-name="T1">TRUE</text:span>, the display will scroll all lines on the display up one line, overwriting the top most line. If auto scroll is <text:span text:style-name="T1">FALSE</text:span> the display remains intact but the cursor will move to the top most line. In either case the column position of the cursor is not effected by the new line. <text:s/><text:line-break/>Parameters: <text:line-break/><text:span text:style-name="T2">fd</text:span><text:tab/><text:tab/>is the file descriptor returned by <text:span text:style-name="T3">fpui_open</text:span><text:span text:style-name="T4">(3ite)</text:span>. <text:line-break/><text:span text:style-name="T2">state</text:span><text:tab/>the value to set auto repeat mode to.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3ite)</text:span> for additional errors. </text:p>
      <text:p text:style-name="P3">Note</text:p>
      <text:p text:style-name="P2">This operation actually calls <text:span text:style-name="T3">fpui_write_string</text:span><text:span text:style-name="T4">(3ite)</text:span> with the constant string &lt;ESC&gt;[&lt;47h <text:s text:c="2"/>(0x1b 0x5b 0x3c 0x34 0x37 0x68) to assert the mode <text:s/><text:line-break/>and <text:s/>&lt;ESC&gt;[&lt;47l <text:s text:c="2"/>(0x1b 0x5b 0x3c 0x34 0x37 0x6c) to negate the mod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attributes</text:span><text:span text:style-name="T4">(3ite)</text:span>, <text:span text:style-name="T3">fpui_set_auto_repeat</text:span><text:span text:style-name="T4">(3ite)</text:span>, <text:span text:style-name="T3">fpui_set_auto_wrap</text:span><text:span text:style-name="T4">(3ite)</text:span>, <text:span text:style-name="T3">fpui_write_string</text:span><text:span text:style-name="T4">(3ite)</text:span> </text:p>
      <text:p text:style-name="P5"/>
      <text:p text:style-name="P3">Name</text:p>
      <text:p text:style-name="P2"><text:span text:style-name="T1">fpui_set_auto_wrap</text:span> - Set the auto wrap state. </text:p>
      <text:p text:style-name="P3">Synopsis</text:p>
      <text:p text:style-name="P2"><text:line-break/><text:span text:style-name="T1">#include &lt;fpui.h&gt;</text:span><text:line-break/><text:span text:style-name="T1">boolean fpui_set_auto_wrap( int</text:span> <text:span text:style-name="T2">fd</text:span>, <text:span text:style-name="T1">boolean</text:span> <text:span text:style-name="T2">state</text:span> <text:span text:style-name="T1">)</text:span><text:line-break/></text:p>
      <text:p text:style-name="P3">Description</text:p>
      <text:p text:style-name="P2">The <text:span text:style-name="T3">fpui_set_auto_wrap</text:span><text:span text:style-name="T4">(3ite)</text:span> library call will set auto wrap mode according to the value of <text:span text:style-name="T2">state</text:span>. <text:s/>Auto wrap mode controls the displays response when the cursor is in the right most column and a character is sent. If auto wrap mode is <text:span text:style-name="T1">TRUE</text:span> the character is displayed at the current cursor position and the cursor is wrapped back to the beginning of the line. If auto wrap mode is <text:span text:style-name="T1">FALSE</text:span> the character is displayed at the current cursor position and the cursor will remain in the right most column. Any subsequent characters will overwrite the previous ones. <text:s/><text:line-break/>Parameters: <text:line-break/><text:span text:style-name="T2">fd</text:span><text:tab/><text:tab/>is the file descriptor returned by <text:span text:style-name="T3">fpui_open</text:span><text:span text:style-name="T4">(3ite)</text:span>. <text:line-break/><text:span text:style-name="T2">state</text:span><text:tab/>the value to set auto wrap mode to. <text:s/></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07h" <text:s text:c="2"/>(0x1b 0x5b 0x30 0x37 0x68) to assert the mode <text:s/><text:line-break/>and <text:s/>"&lt;ESC&gt;[07l" <text:s text:c="2"/>(0x1b 0x5b 0x30 0x37 0x6c) to negate the mod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attributes</text:span><text:span text:style-name="T4">(3ite)</text:span>, <text:span text:style-name="T3">fpui_set_auto_repeat</text:span><text:span text:style-name="T4">(3ite)</text:span>, <text:span text:style-name="T3">fpui_set_auto_scroll</text:span><text:span text:style-name="T4">(3ite)</text:span>, <text:span text:style-name="T3">fpui_write_string</text:span><text:span text:style-name="T4">(3ite)</text:span> </text:p>
      <text:p text:style-name="P5"/>
      <text:p text:style-name="P3">Name</text:p>
      <text:p text:style-name="P2"><text:span text:style-name="T1">fpui_set_backlight</text:span> - Set the current state of the Backlight. </text:p>
      <text:p text:style-name="P3">Synopsis</text:p>
      <text:p text:style-name="P2"><text:line-break/><text:span text:style-name="T1">#include &lt;fpui.h&gt;</text:span><text:line-break/><text:span text:style-name="T1">boolean fpui_set_backlight( int</text:span> <text:span text:style-name="T2">fd</text:span>, <text:span text:style-name="T1">boolean</text:span> <text:span text:style-name="T2">state</text:span> <text:span text:style-name="T1">)</text:span><text:line-break/></text:p>
      <text:p text:style-name="P3">Description</text:p>
      <text:p text:style-name="P2">The <text:span text:style-name="T1">fpui_set_backlight</text:span>() library call will turn the backlight on or off as specified by the arguement <text:span text:style-name="T2">state</text:span>. <text:s/>When turning the backlight on, it will remain on as long as the time between <text:s/>key strokes does not exceed the timeout value. When turning the backlight off, it will go off immediately, if the window associated with the request is in focus. <text:s/><text:line-break/>Parameters: <text:line-break/><text:span text:style-name="T2">fd</text:span> <text:tab/><text:tab/>is the file descriptor returned by <text:span text:style-name="T3">fpui_open</text:span><text:span text:style-name="T4">(3ite)</text:span>. <text:line-break/><text:span text:style-name="T2">state</text:span><text:tab/>the value to set the backlight to. </text:p>
      <text:p text:style-name="P3">Return Value</text:p>
      <text:p text:style-name="P2">On success, 0 (zero) is returned. On error, -1 is returned, and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lt;5h" <text:s text:c="2"/>(0x1b 0x5b 0x3c 0x35 0x68) to illuminate the backlight <text:s/><text:line-break/>and <text:s/>"&lt;ESC&gt;[&lt;5l" <text:s text:c="2"/>(0x1b 0x5b 0x3c 0x35 0x6c) to extinguish the backlight. </text:p>
      <text:p text:style-name="P3">Conforming to</text:p>
      <text:p text:style-name="Standard">ATC API SRS v02.05, August 11, 2006 </text:p>
      <text:p text:style-name="P3">Restrictions</text:p>
      <text:p text:style-name="Standard">None. </text:p>
      <text:p text:style-name="P3">See Also</text:p>
      <text:p text:style-name="P2"><text:span text:style-name="T3">fpui_get_backlight</text:span><text:span text:style-name="T4">(3ite)</text:span> <text:span text:style-name="T3">fpui_get_attributes</text:span><text:span text:style-name="T4">(3ite)</text:span> <text:span text:style-name="T3">fpui_write_string</text:span><text:span text:style-name="T4">(3ite)</text:span> </text:p>
      <text:p text:style-name="P5"/>
      <text:p text:style-name="P3">Name</text:p>
      <text:p text:style-name="P2"><text:span text:style-name="T1">fpui_set_backlight_timeout</text:span> - Set the timeout value of the Backlight. </text:p>
      <text:p text:style-name="P3">Synopsis</text:p>
      <text:p text:style-name="P2"><text:line-break/><text:span text:style-name="T1">#include &lt;fpui.h&gt;</text:span><text:line-break/><text:span text:style-name="T1">boolean fpui_set_backlight( int</text:span> <text:span text:style-name="T2">fd</text:span>, <text:span text:style-name="T1">int</text:span> <text:span text:style-name="T2">timeout</text:span> <text:span text:style-name="T1">)</text:span><text:line-break/></text:p>
      <text:p text:style-name="P3">Description</text:p>
      <text:p text:style-name="P2">The <text:span text:style-name="T1">fpui_set_backlight_timeout</text:span>() library call will set the backlight timeout value for the window associated with the calling application. This value is used only when the window remains in focus for a period longer than the timeout value. If this applications window is not in focus (or looses focus), this value is stored but has no other effect. <text:s/><text:line-break/>Parameters: <text:line-break/><text:span text:style-name="T2">fd</text:span> <text:tab/><text:tab/>is the file descriptor returned by <text:span text:style-name="T3">fpui_open</text:span><text:span text:style-name="T4">(3ite)</text:span>. <text:line-break/><text:span text:style-name="T2">timeout</text:span><text:tab/>number of seconds to keep the backlight illuminated.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lt;<text:span text:style-name="T2">Pn</text:span>S" <text:s text:c="2"/>(0x1b 0x5b 0x3c <text:span text:style-name="T2">Pn</text:span> 0x53). <text:line-break/>Where <text:span text:style-name="T2">Pn</text:span> is the number of seconds to keep the backlight illuminated. </text:p>
      <text:p text:style-name="P3">Conforming to</text:p>
      <text:p text:style-name="Standard">ATC API SRS v02.05, August 11, 2006 </text:p>
      <text:p text:style-name="P3">Restrictions</text:p>
      <text:p text:style-name="Standard">None. </text:p>
      <text:p text:style-name="P3">See Also</text:p>
      <text:p text:style-name="P2"><text:span text:style-name="T3">fpui_get_backlight</text:span><text:span text:style-name="T4">(3ite)</text:span> <text:span text:style-name="T3">fpui_set_backlight</text:span><text:span text:style-name="T4">(3ite)</text:span> <text:span text:style-name="T3">fpui_write_string</text:span><text:span text:style-name="T4">(3ite)</text:span> </text:p>
      <text:p text:style-name="P5"/>
      <text:p text:style-name="P3">Name</text:p>
      <text:p text:style-name="P2"><text:span text:style-name="T1">fpui_set_character_blink</text:span> - Set the current character blink mode state. </text:p>
      <text:p text:style-name="P3">Synopsis</text:p>
      <text:p text:style-name="P2"><text:line-break/><text:span text:style-name="T1">#include &lt;fpui.h&gt;</text:span><text:line-break/><text:span text:style-name="T1">boolean fpui_set_character_blink( int</text:span> <text:span text:style-name="T2">fd</text:span> <text:span text:style-name="T1">boolean</text:span> <text:span text:style-name="T2">state</text:span> <text:span text:style-name="T1">)</text:span><text:line-break/></text:p>
      <text:p text:style-name="P3">Description</text:p>
      <text:p text:style-name="P2">The <text:span text:style-name="T3">fpui_set_character_blink</text:span><text:span text:style-name="T4">(3ite)</text:span> library call will assert or negate character blink mode. The current character blink attribute is applied to all characters written to the display after the attribute has been set. <text:line-break/>To blink a single word one would assert character blink mode, write the entire work and finally negate character blink mode. <text:s text:c="2"/><text:line-break/>Parameters: <text:line-break/><text:span text:style-name="T2">fd</text:span> <text:tab/><text:tab/>is the file descriptor returned by <text:span text:style-name="T3">fpui_open</text:span><text:span text:style-name="T4">(3ite)</text:span>. <text:line-break/><text:span text:style-name="T2">state</text:span><text:tab/>the value to set the character blink mode to.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25h" <text:s text:c="2"/>(0x1b 0x5b 0x32 0x35 0x68) to assert character blink mode <text:line-break/>and <text:s/>"&lt;ESC&gt;[25l" <text:s text:c="2"/>(0x1b 0x5b 0x32 0x35 0x6c) to negate character blink mod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character_blink</text:span><text:span text:style-name="T4">(3ite)</text:span>, <text:span text:style-name="T3">fpui_write_string</text:span><text:span text:style-name="T4">(3ite)</text:span> </text:p>
      <text:p text:style-name="P5"/>
      <text:p text:style-name="P3">Name</text:p>
      <text:p text:style-name="P2"><text:span text:style-name="T1">fpui_set_cursor</text:span> - Set the cursor state. </text:p>
      <text:p text:style-name="P3">Synopsis</text:p>
      <text:p text:style-name="P2"><text:line-break/><text:span text:style-name="T1">#include &lt;fpui.h&gt;</text:span><text:line-break/><text:span text:style-name="T1">boolean fpui_set_cursor( int</text:span> <text:span text:style-name="T2">fd</text:span>, <text:span text:style-name="T1">boolean</text:span> <text:span text:style-name="T2">state</text:span> <text:span text:style-name="T1">)</text:span><text:line-break/></text:p>
      <text:p text:style-name="P3">Description</text:p>
      <text:p text:style-name="P2">The <text:span text:style-name="T1">fpui_set_cursor</text:span>() library call will set the state of the cursor as specified by the <text:span text:style-name="T2">state</text:span> parameter. When <text:span text:style-name="T2">state</text:span> is <text:span text:style-name="T1">TRUE</text:span> the cursor will be visible, <text:s/>when <text:span text:style-name="T2">state</text:span> is <text:span text:style-name="T1">FALSE</text:span> the cursor will not be visible. Even though the cursor is not visible, it still exists logically. <text:s text:c="2"/><text:line-break/>Parameters: <text:line-break/><text:span text:style-name="T2">fd</text:span><text:tab/><text:tab/>is the file descriptor returned by <text:span text:style-name="T3">fpui_open</text:span><text:span text:style-name="T4">(3ite)</text:span>. <text:line-break/><text:span text:style-name="T2">state</text:span><text:tab/>the value to set the cursor mode to.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025h" <text:s text:c="2"/>(0x1b 0x5b 0x30 0x32 0x35 0x68) to make the cursor visible, <text:line-break/>and <text:s/>"&lt;ESC&gt;[025l" <text:s text:c="2"/>(0x1b 0x5b 0x30 0x32 0x35 0x6c) to make the cursor invisibl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cursor</text:span><text:span text:style-name="T4">(3ite)</text:span>, <text:span text:style-name="T3">fpui_write_string</text:span><text:span text:style-name="T4">(3ite)</text:span> </text:p>
      <text:p text:style-name="P5"/>
      <text:p text:style-name="P3">Name</text:p>
      <text:p text:style-name="P2"><text:span text:style-name="T1">fpui_set_cursor_blink</text:span> - Set the cursor blink mode state. </text:p>
      <text:p text:style-name="P3">Synopsis</text:p>
      <text:p text:style-name="P2"><text:line-break/><text:span text:style-name="T1">#include &lt;fpui.h&gt;</text:span><text:line-break/><text:span text:style-name="T1">boolean fpui_set_cursor_blink( int</text:span> <text:span text:style-name="T2">fd</text:span>, <text:span text:style-name="T1">boolean</text:span> <text:span text:style-name="T2">state</text:span> <text:span text:style-name="T1">)</text:span><text:line-break/></text:p>
      <text:p text:style-name="P3">Description</text:p>
      <text:p text:style-name="P2">The <text:span text:style-name="T1"><text:s/></text:span><text:span text:style-name="T3">fpui_set_cursor_blink</text:span><text:span text:style-name="T1">(3ite)</text:span> library call will set the blink mode for the cursor. When state is <text:span text:style-name="T1">TRUE</text:span> the cursor will be set to blink, when <text:span text:style-name="T1">FALSE</text:span> the cursor will be on solid. This mode does not override or effect the mode set by <text:span text:style-name="T4">fpui_set_cursor(3ite)</text:span>. <text:s/><text:line-break/>Parameters: <text:line-break/><text:span text:style-name="T2">fd</text:span><text:tab/><text:tab/>is the file descriptor returned by <text:span text:style-name="T3">fpui_open</text:span><text:span text:style-name="T4">(3ite)</text:span>. <text:line-break/><text:span text:style-name="T2">state</text:span><text:tab/>the value to set the cursor mode to. </text:p>
      <text:p text:style-name="P3">Return Value</text:p>
      <text:p text:style-name="P2">On success, 0 (zero) is returned. On error, -1 is returned, and <text:span text:style-name="T2">errno</text:span> is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33h" <text:s text:c="2"/>(0x1b 0x5b 0x33 0x33 0x68) to make the cursor visible, <text:line-break/>and <text:s/>"&lt;ESC&gt;[33l" <text:s text:c="2"/>(0x1b 0x5b 0x33 0x33 0x6c) to make the cursor invisible. <text:s/></text:p>
      <text:p text:style-name="P3">Conforming to</text:p>
      <text:p text:style-name="Standard">ATC API SRS v02.05, August 11, 2006 </text:p>
      <text:p text:style-name="P3">Restrictions</text:p>
      <text:p text:style-name="Standard">None. </text:p>
      <text:p text:style-name="P3">See Also</text:p>
      <text:p text:style-name="P2"><text:span text:style-name="T3">fpui_get_cursor_blink</text:span><text:span text:style-name="T4">(3ite)</text:span> </text:p>
      <text:p text:style-name="P5"/>
      <text:p text:style-name="P3">Name</text:p>
      <text:p text:style-name="P2"><text:span text:style-name="T1">fpui_set_cursor_pos</text:span> - Set the current Cursor Position </text:p>
      <text:p text:style-name="P3">Synopsis</text:p>
      <text:p text:style-name="P2"><text:line-break/><text:span text:style-name="T1">#include &lt;fpui.h&gt;</text:span><text:line-break/><text:span text:style-name="T1">int fpui_set_cursor_pos( int</text:span> <text:span text:style-name="T2">fd</text:span>, <text:span text:style-name="T1">int</text:span> <text:span text:style-name="T2">row</text:span>, <text:span text:style-name="T1">int</text:span> <text:span text:style-name="T2">column</text:span> <text:span text:style-name="T1">)</text:span><text:line-break/></text:p>
      <text:p text:style-name="P3">Description</text:p>
      <text:p text:style-name="P2">The <text:span text:style-name="T3">fpui_set_cursor_pos</text:span><text:span text:style-name="T4">(3ite)</text:span> library call will set the cursors position to the location specified by <text:span text:style-name="T2">row</text:span> and <text:span text:style-name="T2">column</text:span>. If either <text:span text:style-name="T2">row</text:span> or <text:span text:style-name="T2">column</text:span> extend beyond the bounds of the physical display, the cursor will be set to the last valid location in the specified direction. <text:s/><text:line-break/>Parameters: <text:line-break/><text:span text:style-name="T2">fd</text:span> <text:tab/><text:tab/>is the file descriptor returned by <text:span text:style-name="T3">fpui_open</text:span><text:span text:style-name="T4">(3ite)</text:span>. <text:line-break/><text:span text:style-name="T2">row</text:span> <text:tab/><text:tab/>is the row index the cursor should move to. <text:line-break/><text:span text:style-name="T2">column</text:span><text:tab/>is the column index the cursor should move to. </text:p>
      <text:p text:style-name="P3">Return Value</text:p>
      <text:p text:style-name="P2">On success, 0 (zero) is returned. On error, -1 is returned, and <text:span text:style-name="T2">errno</text:span> is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text:span text:style-name="T2">Py</text:span>;<text:span text:style-name="T2">Px</text:span>f" <text:s text:c="2"/>(0x1b 0x5b <text:span text:style-name="T2">Py</text:span> 0x3b <text:span text:style-name="T2">Px</text:span> 0x66) <text:line-break/>where <text:span text:style-name="T2">Py</text:span> and <text:span text:style-name="T2">Px</text:span> are the <text:span text:style-name="T2">row</text:span> and <text:span text:style-name="T2">column</text:span> parameters. </text:p>
      <text:p text:style-name="P3">Conforming to</text:p>
      <text:p text:style-name="Standard">ATC API SRS v02.05, August 11, 2006 </text:p>
      <text:p text:style-name="P3">Restrictions</text:p>
      <text:p text:style-name="P2"><text:span text:style-name="T2">Row</text:span> and <text:span text:style-name="T2">column</text:span> values are truncated to the limits of the physical display. </text:p>
      <text:p text:style-name="P3">See Also</text:p>
      <text:p text:style-name="P2"><text:span text:style-name="T3">fpui_get_cursor_pos</text:span><text:span text:style-name="T4">(3ite)</text:span> <text:span text:style-name="T3">fpui_write_string</text:span><text:span text:style-name="T4">(3ite)</text:span> </text:p>
      <text:p text:style-name="P5"/>
      <text:p text:style-name="P3">Name</text:p>
      <text:p text:style-name="P2"><text:span text:style-name="T1">fpui_set_keymap</text:span> - define an escape sequence mapping </text:p>
      <text:p text:style-name="P3">Synopsis</text:p>
      <text:p text:style-name="P2"><text:line-break/><text:span text:style-name="T1">#include &lt;fpui.h&gt;</text:span><text:line-break/><text:span text:style-name="T1">int fpui_set_keymap( int</text:span> <text:span text:style-name="T2">fd</text:span>, <text:span text:style-name="T1">char</text:span> <text:span text:style-name="T2">key</text:span>, <text:span text:style-name="T1">char *</text:span> <text:span text:style-name="T2">eseq</text:span> <text:span text:style-name="T1">)</text:span><text:line-break/></text:p>
      <text:p text:style-name="P3">Description</text:p>
      <text:p text:style-name="P2">The <text:span text:style-name="T3">fpui_set_keymap</text:span><text:span text:style-name="T4">(3ite)</text:span> library call is used to add an escape sequence mapping to the calling processes virtual terminal. When an escape sequence is received by the virtual terminal, typically from the keypad, it is compared to the list of key mappings. If a match is found, the entire escape sequence is replaced with the single <text:span text:style-name="T2">key</text:span> character and returned to the caller. Mappings only effect character strings moving from the front panel hardware to the application in focus. <text:s/><text:line-break/>Parameters: <text:line-break/><text:span text:style-name="T2">fd</text:span><text:tab/><text:tab/>is the file descriptor returned by <text:span text:style-name="T3">fpui_open</text:span><text:span text:style-name="T4">(3ite)</text:span>. <text:line-break/><text:span text:style-name="T2">key</text:span><text:tab/><text:tab/>is the single byte code to be returned when the character sequence is found in the received character string. <text:line-break/><text:span text:style-name="T2">eseg</text:span><text:tab/>is the escape sequence to be replaced. </text:p>
      <text:p text:style-name="P3">Return Value</text:p>
      <text:p text:style-name="Standard">On success, zero (0) is returned. <text:s text:c="2"/>On error, -1 is returned, and errno is set appropriately. </text:p>
      <text:p text:style-name="P3">Errors</text:p>
      <text:p text:style-name="P2"><text:span text:style-name="T1">ENOMEM</text:span><text:tab/>More then 16 mappings are defined. <text:s/></text:p>
      <text:p text:style-name="P3">Note</text:p>
      <text:p text:style-name="P2">There are no checks for duplicate <text:span text:style-name="T2">key</text:span> values or duplicate escape sequences. Escape sequences are compared in the order they appear in the list. New <text:span text:style-name="T2">key</text:span> mappings are inserted in the first available slot in the list, which may be a slot vacated by an earlier delete operation. This means that the list may not be in the order mappings were added. </text:p>
      <text:p text:style-name="P3">Conforming to</text:p>
      <text:p text:style-name="Standard">ATC API SRS v02.05, August 11, 2006 </text:p>
      <text:p text:style-name="P3">Restrictions</text:p>
      <text:p text:style-name="Standard">None. </text:p>
      <text:p text:style-name="P3">See Also</text:p>
      <text:p text:style-name="P2"><text:span text:style-name="T3">fpui_get_keymap (3ite)</text:span><text:span text:style-name="T4">,</text:span> <text:span text:style-name="T3">fpui_del_keymap (3ite)</text:span><text:span text:style-name="T4">,</text:span> <text:span text:style-name="T3">fpui_reset_keymap (3ite)</text:span><text:span text:style-name="T4">,</text:span> </text:p>
      <text:p text:style-name="P5"/>
      <text:p text:style-name="P3">Name</text:p>
      <text:p text:style-name="P2"><text:span text:style-name="T1">fpui_set_led</text:span> - Set the state of the status LED </text:p>
      <text:p text:style-name="P3">Synopsis</text:p>
      <text:p text:style-name="P2"><text:line-break/><text:span text:style-name="T1">#include &lt;fpui.h&gt;</text:span><text:line-break/><text:span text:style-name="T1">int fpui_set_led( int</text:span> <text:span text:style-name="T2">fd</text:span>, <text:span text:style-name="T1">boolean</text:span> <text:span text:style-name="T2">state</text:span> <text:span text:style-name="T1">)</text:span><text:line-break/></text:p>
      <text:p text:style-name="P3">Description</text:p>
      <text:p text:style-name="P2">The <text:span text:style-name="T3">fpui_set_led</text:span><text:span text:style-name="T4">(3ite)</text:span> library call will set the state of the status LED to the value specified by <text:span text:style-name="T2">state</text:span>. This state is maintained by the virtual terminal and will be reflected in the actual Front Panel LED when the application window gains focus. </text:p>
      <text:p text:style-name="P3">Return Value</text:p>
      <text:p text:style-name="P2">On success, 0 (zero) is returned. On error, -1 is returned, and <text:span text:style-name="T2">errno</text:span> is set appropriately. </text:p>
      <text:p text:style-name="P3">Errors</text:p>
      <text:p text:style-name="P2">refer to <text:span text:style-name="T3">ioctl</text:span><text:span text:style-name="T4">(2)</text:span> for error codes. </text:p>
      <text:p text:style-name="P3">Note</text:p>
      <text:p text:style-name="P2">This routine actually wraps an <text:span text:style-name="T4">ioctl(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get_led</text:span><text:span text:style-name="T4">(3ite)</text:span>, <text:span text:style-name="T3">ioctl</text:span><text:span text:style-name="T4">(3ite)</text:span> </text:p>
      <text:p text:style-name="P5"/>
      <text:p text:style-name="P3">Name</text:p>
      <text:p text:style-name="P2"><text:span text:style-name="T1">fpui_set_reverse_video</text:span> - Set the state of reverse video mode. </text:p>
      <text:p text:style-name="P3">Synopsis</text:p>
      <text:p text:style-name="P2"><text:line-break/><text:span text:style-name="T1">#include &lt;fpui.h&gt;</text:span><text:line-break/><text:span text:style-name="T1">boolean fpui_set_reverse_video( int</text:span> <text:span text:style-name="T2">fd</text:span>, <text:span text:style-name="T1">boolean</text:span> <text:span text:style-name="T2">state</text:span> <text:span text:style-name="T1">)</text:span><text:line-break/></text:p>
      <text:p text:style-name="P3">Description</text:p>
      <text:p text:style-name="P2">The <text:span text:style-name="T3">fpui_set_reverse_video</text:span><text:span text:style-name="T4">(3ite)</text:span> library call will assert or negate reverse video mode. The current reverse video attribute is applied to all characters written to the display after the attribute has been set. <text:line-break/>To reverse video a single word one would assert reverse video mode, write the entire work and finally negate reverse video mode. <text:s text:c="2"/><text:line-break/>Parameters: <text:line-break/><text:span text:style-name="T2">fd</text:span><text:tab/><text:tab/>is the file descriptor returned by <text:span text:style-name="T3">fpui_open</text:span><text:span text:style-name="T4">(3ite)</text:span>. <text:line-break/><text:span text:style-name="T2">state</text:span><text:tab/>the value to set the reverse video mode to. </text:p>
      <text:p text:style-name="P3">Return Value</text:p>
      <text:p text:style-name="P2">On success, 0 (zero) is returned. On error, -1 is returned, and <text:span text:style-name="T2">errno</text:span> is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27h" <text:s text:c="2"/>(0x1b 0x5b 0x32 0x37 0x68) to assert reverse video mode <text:line-break/>and <text:s/>"&lt;ESC&gt;[27l" <text:s text:c="2"/>(0x1b 0x5b 0x32 0x37 0x6c) to negate reverse video mod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reverse_video</text:span><text:span text:style-name="T4">(3ite)</text:span>, <text:span text:style-name="T3">fpui_write_string</text:span><text:span text:style-name="T4">(3ite)</text:span> </text:p>
      <text:p text:style-name="P5"/>
      <text:p text:style-name="P3">Name</text:p>
      <text:p text:style-name="P2"><text:span text:style-name="T1">fpui_set_tab</text:span> - Set a Stop Tab at the current cursor position. </text:p>
      <text:p text:style-name="P3">Synopsis</text:p>
      <text:p text:style-name="P2"><text:line-break/><text:span text:style-name="T1">#include &lt;fpui.h&gt;</text:span><text:line-break/><text:span text:style-name="T1">int fpui_set_tab( int</text:span> <text:span text:style-name="T2">fd</text:span> <text:span text:style-name="T1">)</text:span><text:line-break/></text:p>
      <text:p text:style-name="P3">Description</text:p>
      <text:p text:style-name="P2">The <text:span text:style-name="T3">fpui_set_tab</text:span><text:span text:style-name="T4">(3ite)</text:span> library call will define a stop tab in the column the cursor currently occupies. </text:p>
      <text:p text:style-name="P3">Return Value</text:p>
      <text:p text:style-name="P2">On success, 0 (zero) is returned. On error, -1 is returned, with <text:span text:style-name="T2">errno</text:span> set appropriately. <text:s/></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H" <text:s text:c="2"/>(0x1b 0x48). </text:p>
      <text:p text:style-name="P3">Conforming to</text:p>
      <text:p text:style-name="Standard">ATC API SRS v02.05, August 11, 2006 </text:p>
      <text:p text:style-name="P3">Restrictions</text:p>
      <text:p text:style-name="Standard">None. </text:p>
      <text:p text:style-name="P3">See Also</text:p>
      <text:p text:style-name="P2"><text:span text:style-name="T3">fpui_clear_tab</text:span><text:span text:style-name="T4">(3ite)</text:span>, <text:span text:style-name="T3">fpui_write_string</text:span><text:span text:style-name="T4">(3ite)</text:span> </text:p>
      <text:p text:style-name="P5"/>
      <text:p text:style-name="P3">Name</text:p>
      <text:p text:style-name="P2"><text:span text:style-name="T1">fpui_set_underline</text:span> - Set the state of underline mode. </text:p>
      <text:p text:style-name="P3">Synopsis</text:p>
      <text:p text:style-name="P2"><text:line-break/><text:span text:style-name="T1">#include &lt;fpui.h&gt;</text:span><text:line-break/><text:span text:style-name="T1">boolean fpui_set_underline( int</text:span> <text:span text:style-name="T2">fd</text:span>, <text:span text:style-name="T1">boolean</text:span> <text:span text:style-name="T2">state</text:span> <text:span text:style-name="T1">)</text:span><text:line-break/></text:p>
      <text:p text:style-name="P3">Description</text:p>
      <text:p text:style-name="P2">The <text:span text:style-name="T3">fpui_get_underline</text:span><text:span text:style-name="T4">(3ite)</text:span> library call will assert or negate underline mode. The current underline attribute is applied to all characters written to the display after the attribute has been set. <text:line-break/>To underline a single word one would assert underline mode, write the entire work and finally negate underline mode. <text:s text:c="2"/><text:line-break/>Parameters: <text:line-break/><text:span text:style-name="T2">fd</text:span><text:tab/><text:tab/>is the file descriptor returned by <text:span text:style-name="T3">fpui_open</text:span><text:span text:style-name="T4">(3ite)</text:span>. <text:line-break/><text:span text:style-name="T2">state</text:span><text:tab/>the value to set the underline mode to. </text:p>
      <text:p text:style-name="P3">Return Value</text:p>
      <text:p text:style-name="P2">On success, 0 (zero) is returned. On error, -1 is returned, with <text:span text:style-name="T2">errno</text:span> set appropriately. </text:p>
      <text:p text:style-name="P3">Errors</text:p>
      <text:p text:style-name="P2">refer to <text:span text:style-name="T3">fpui_write_string</text:span><text:span text:style-name="T4">(3ite)</text:span> for additional errors. </text:p>
      <text:p text:style-name="P3">Note</text:p>
      <text:p text:style-name="P2">This operation actually calls <text:span text:style-name="T3">fpui_write_string</text:span><text:span text:style-name="T4">(3ite)</text:span> with the constant string "&lt;ESC&gt;[24h" <text:s text:c="2"/>(0x1b 0x5b 0x32 0x34 0x68) to assert underline mode <text:line-break/>and <text:s/>"&lt;ESC&gt;[24l" <text:s text:c="2"/>(0x1b 0x5b 0x32 0x34 0x6c) to negate underline mode. </text:p>
      <text:p text:style-name="P3">Conforming to</text:p>
      <text:p text:style-name="Standard">ATC API SRS v02.05, August 11, 2006 </text:p>
      <text:p text:style-name="P3">Restrictions</text:p>
      <text:p text:style-name="Standard">None. </text:p>
      <text:p text:style-name="P3">See Also</text:p>
      <text:p text:style-name="P2"><text:span text:style-name="T3">fpui_get_underline</text:span><text:span text:style-name="T4">(3ite)</text:span>, <text:span text:style-name="T3">fpui_write_string</text:span><text:span text:style-name="T4">(3ite)</text:span> </text:p>
      <text:p text:style-name="P5"/>
      <text:p text:style-name="P3">Name</text:p>
      <text:p text:style-name="Standard">fpui_set_window_attr - Set the current Window attributes. </text:p>
      <text:p text:style-name="P3">Synopsis</text:p>
      <text:p text:style-name="P2"><text:line-break/><text:span text:style-name="T1">#include &lt;fpui.h&gt;</text:span><text:line-break/><text:span text:style-name="T1">int fpui_get_window_attr( int</text:span> <text:span text:style-name="T2">fd</text:span>, <text:span text:style-name="T1">unsigned int</text:span> <text:span text:style-name="T2">arg</text:span> <text:span text:style-name="T1">)</text:span><text:line-break/></text:p>
      <text:p text:style-name="P3">Description</text:p>
      <text:p text:style-name="P2">The <text:span text:style-name="T1">fpui_set_window_attr</text:span>() library call will set the window attributes according to the values passed by parameter <text:span text:style-name="T2">arg</text:span>. The bitfields of <text:span text:style-name="T2">arg</text:span> are encoded as follows: <text:line-break/><text:tab/>union {<text:line-break/><text:tab/><text:tab/>int<text:tab/><text:tab/>errcode;<text:line-break/><text:tab/><text:tab/>unsigned int<text:tab/>auto_wrap:1,<text:line-break/><text:tab/><text:tab/><text:tab/><text:tab/>auto_scroll:1,<text:line-break/><text:tab/><text:tab/><text:tab/><text:tab/>auto_repeat:1,<text:line-break/><text:tab/><text:tab/><text:tab/><text:tab/>backlight:1,<text:line-break/><text:tab/><text:tab/><text:tab/><text:tab/>:4,<text:line-break/><text:tab/><text:tab/><text:tab/><text:tab/>backlight_timeout:8,<text:line-break/><text:tab/><text:tab/><text:tab/><text:tab/>:16;<text:line-break/><text:tab/>}<text:line-break/> <text:line-break/> <text:line-break/>Parameters: <text:line-break/><text:span text:style-name="T2">fd</text:span><text:tab/>is the file descriptor returned by <text:span text:style-name="T3">fpui_open</text:span><text:span text:style-name="T4">(3ite)</text:span>. <text:line-break/><text:span text:style-name="T2">arg</text:span><text:tab/>the integer representation of the union descriped above. </text:p>
      <text:p text:style-name="P3">Return Value</text:p>
      <text:p text:style-name="P2">On success, 0 (zero) is returned. On error, -1 is returned, with <text:span text:style-name="T2">errno</text:span> set appropriately. <text:s/></text:p>
      <text:p text:style-name="P3">Errors</text:p>
      <text:p text:style-name="P2">refer to <text:span text:style-name="T3">fpui_write_string</text:span><text:span text:style-name="T4">(3ite)</text:span> for additional errors. </text:p>
      <text:p text:style-name="P3">Note</text:p>
      <text:p text:style-name="P2">This call actually decodes the encoded bit fields and maked individual call to set attributes as needed. <text:line-break/>The <text:span text:style-name="T2">errcode</text:span> field is unused in this operation.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_string</text:span><text:span text:style-name="T4">(3ite)</text:span>, <text:span text:style-name="T3">fpui_set_auto_wrap</text:span><text:span text:style-name="T4">(3ite)</text:span>, <text:span text:style-name="T3">fpui_set_auto_scroll</text:span><text:span text:style-name="T4">(3ite)</text:span>, <text:span text:style-name="T3">fpui_set_auto_repeat</text:span><text:span text:style-name="T4">(3ite)</text:span>, <text:span text:style-name="T3">fpui_set_backlight</text:span><text:span text:style-name="T4">(3ite)</text:span>, <text:span text:style-name="T3">fpui_set_backlight_timeout</text:span><text:span text:style-name="T4">(3ite)</text:span> </text:p>
      <text:p text:style-name="P5"/>
      <text:p text:style-name="P3">Name</text:p>
      <text:p text:style-name="P2"><text:span text:style-name="T1">fpui_write</text:span> - Write to the Front Panel device. </text:p>
      <text:p text:style-name="P3">Synopsis</text:p>
      <text:p text:style-name="P2"><text:line-break/><text:span text:style-name="T1">#include &lt;fpui.h&gt;</text:span><text:line-break/><text:span text:style-name="T1">ssize_t fpui_write( int</text:span> <text:span text:style-name="T2">fd</text:span>, <text:span text:style-name="T1">char *</text:span> <text:span text:style-name="T2">buf</text:span>, <text:span text:style-name="T1">int</text:span> <text:span text:style-name="T2">size</text:span> <text:span text:style-name="T1">)</text:span><text:line-break/></text:p>
      <text:p text:style-name="P3">Description</text:p>
      <text:p text:style-name="P2">The <text:span text:style-name="T3">fpui_write</text:span><text:span text:style-name="T4">(3ite)</text:span> library call attempts to write <text:span text:style-name="T2">size</text:span> bytes of information from the buffer referenced by <text:span text:style-name="T2">buf</text:span> to the file referenced by <text:span text:style-name="T2">fd</text:span>. <text:s/><text:line-break/>Parameters: <text:line-break/><text:span text:style-name="T2">fd</text:span><text:tab/>is the file descriptor returned by <text:span text:style-name="T3">fpui_open</text:span><text:span text:style-name="T4">(3ite)</text:span>. <text:line-break/><text:span text:style-name="T2">buf</text:span><text:tab/>the reference to the data to be written. <text:line-break/><text:span text:style-name="T2">size</text:span><text:tab/>the number of bytes to write. </text:p>
      <text:p text:style-name="P3">Return Value</text:p>
      <text:p text:style-name="P2"><text:span text:style-name="T3">fpui_write</text:span><text:span text:style-name="T4">(3ite)</text:span> will return the number of bytes actually transfered to the device at <text:span text:style-name="T2">fd</text:span>, or -1 if an error occurred, with <text:span text:style-name="T2">errno</text:span> set appropriately. </text:p>
      <text:p text:style-name="P3">Errors</text:p>
      <text:p text:style-name="P2">refer to <text:span text:style-name="T3">write</text:span><text:span text:style-name="T4">(2)</text:span> for error codes. </text:p>
      <text:p text:style-name="P3">Note</text:p>
      <text:p text:style-name="P2">This routine actually wraps a <text:span text:style-name="T3">write</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_char</text:span><text:span text:style-name="T4">(3ite)</text:span>, <text:span text:style-name="T3">fpui_write_string</text:span><text:span text:style-name="T4">(3ite)</text:span>, <text:span text:style-name="T3">write</text:span><text:span text:style-name="T4">(2)</text:span> </text:p>
      <text:p text:style-name="P5"/>
      <text:p text:style-name="P3">Name</text:p>
      <text:p text:style-name="P2"><text:span text:style-name="T1">fpui_write_at</text:span> - Write to the Front Panel device at a specified location. </text:p>
      <text:p text:style-name="P3">Synopsis</text:p>
      <text:p text:style-name="P2"><text:line-break/><text:span text:style-name="T1">#include &lt;fpui.h&gt;</text:span><text:line-break/><text:span text:style-name="T1">ssize_t fpui_write_at( int</text:span> <text:span text:style-name="T2">fd</text:span>, <text:span text:style-name="T1">char *</text:span> <text:span text:style-name="T2">buf</text:span>, <text:span text:style-name="T1">int</text:span> <text:span text:style-name="T2">size</text:span>, <text:span text:style-name="T1">int</text:span> <text:span text:style-name="T2">row</text:span>, <text:span text:style-name="T1">int</text:span> <text:span text:style-name="T2">column</text:span> <text:span text:style-name="T1">)</text:span><text:line-break/></text:p>
      <text:p text:style-name="P3">Description</text:p>
      <text:p text:style-name="P2">The <text:span text:style-name="T3">fpui_write</text:span><text:span text:style-name="T4">(3ite)</text:span> library call first moves the cursor to the location specified by <text:span text:style-name="T2">row</text:span> and <text:span text:style-name="T2">column</text:span> and then attempts to write <text:span text:style-name="T2">size</text:span> bytes of information from the buffer referenced by <text:span text:style-name="T2">buf</text:span> to the device referenced by <text:span text:style-name="T2">fd</text:span>. <text:s/><text:line-break/>Parameters: <text:line-break/><text:span text:style-name="T2">fd</text:span><text:tab/><text:tab/>is the file descriptor returned by <text:span text:style-name="T3">fpui_open</text:span><text:span text:style-name="T4">(3ite)</text:span>. <text:line-break/><text:span text:style-name="T2">buf</text:span><text:tab/><text:tab/>the reference to the data to be written. <text:line-break/><text:span text:style-name="T2">size</text:span><text:tab/><text:tab/>the number of bytes to write. <text:line-break/><text:span text:style-name="T2">row</text:span><text:tab/><text:tab/>the cursor row index <text:line-break/><text:span text:style-name="T2">column</text:span><text:tab/>the cursor column index. </text:p>
      <text:p text:style-name="P3">Return Value</text:p>
      <text:p text:style-name="P2"><text:span text:style-name="T3">fpui_write_at</text:span><text:span text:style-name="T4">(3ite)</text:span> will return the number of bytes actually transfered to the device at <text:span text:style-name="T2">fd</text:span>, or -1 if an error occurred, with <text:span text:style-name="T2">errno</text:span> set appropriately. </text:p>
      <text:p text:style-name="P3">Errors</text:p>
      <text:p text:style-name="P2">refer to <text:span text:style-name="T3">write</text:span><text:span text:style-name="T4">(2)</text:span> for error codes. </text:p>
      <text:p text:style-name="P3">Note</text:p>
      <text:p text:style-name="P2">This routine actually wraps a <text:span text:style-name="T3">write</text:span><text:span text:style-name="T4">(2)</text:span> call. </text:p>
      <text:p text:style-name="P3">Conforming to</text:p>
      <text:p text:style-name="Standard">ATC API SRS v02.05, August 11, 2006 </text:p>
      <text:p text:style-name="P3">Restrictions</text:p>
      <text:p text:style-name="P2"><text:span text:style-name="T2">Row</text:span> and <text:span text:style-name="T2">column</text:span> values are truncated to the limits of the physical display. </text:p>
      <text:p text:style-name="P3">See Also</text:p>
      <text:p text:style-name="P2"><text:span text:style-name="T3">fpui_write</text:span><text:span text:style-name="T4">(3ite)</text:span>, <text:span text:style-name="T3">fpui_set_cursor_pos</text:span><text:span text:style-name="T4">(3ite)</text:span>, <text:span text:style-name="T3">write</text:span><text:span text:style-name="T4">(2)</text:span> </text:p>
      <text:p text:style-name="P5"/>
      <text:p text:style-name="P3">Name</text:p>
      <text:p text:style-name="P2"><text:span text:style-name="T1">fpui_write_char</text:span> - Write a single character to the Front Panel device. </text:p>
      <text:p text:style-name="P3">Synopsis</text:p>
      <text:p text:style-name="P2"><text:line-break/><text:span text:style-name="T1">#include &lt;fpui.h&gt;</text:span><text:line-break/><text:span text:style-name="T1">ssize_t fpui_write( int</text:span> <text:span text:style-name="T2">fd</text:span>, <text:span text:style-name="T1">char</text:span> <text:span text:style-name="T2">ch</text:span> <text:span text:style-name="T1">)</text:span><text:line-break/></text:p>
      <text:p text:style-name="P3">Description</text:p>
      <text:p text:style-name="P2">The <text:span text:style-name="T3">fpui_write_char</text:span><text:span text:style-name="T4">(3ite)</text:span> library call attempts to write <text:s/>a single character <text:span text:style-name="T2">ch</text:span> to the file referenced by <text:span text:style-name="T2">fd</text:span>. <text:s/><text:line-break/>Parameters: <text:line-break/><text:span text:style-name="T2">fd</text:span><text:tab/>is the file descriptor returned by <text:span text:style-name="T3">fpui_open</text:span><text:span text:style-name="T4">(3ite)</text:span>. <text:line-break/><text:span text:style-name="T2">ch</text:span><text:tab/>the character to be written. </text:p>
      <text:p text:style-name="P3">Return Value</text:p>
      <text:p text:style-name="P2"><text:span text:style-name="T3">fpui_write_char</text:span><text:span text:style-name="T4">(3ite)</text:span> will return the number of bytes actually transfered to the device at <text:span text:style-name="T2">fd</text:span>, or -1 if an error occurred, with <text:span text:style-name="T2">errno</text:span> set appropriately. </text:p>
      <text:p text:style-name="P3">Errors</text:p>
      <text:p text:style-name="P2">refer to <text:span text:style-name="T3">write</text:span><text:span text:style-name="T4">(2)</text:span> for error codes. </text:p>
      <text:p text:style-name="P3">Note</text:p>
      <text:p text:style-name="P2">This routine actually wraps a <text:span text:style-name="T3">write</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text:span><text:span text:style-name="T4">(3ite)</text:span>, <text:span text:style-name="T3">fpui_write_string</text:span><text:span text:style-name="T4">(3ite)</text:span>, <text:span text:style-name="T3">write</text:span><text:span text:style-name="T4">(2)</text:span> </text:p>
      <text:p text:style-name="P5"/>
      <text:p text:style-name="P3">Name</text:p>
      <text:p text:style-name="P2"><text:span text:style-name="T1">fpui_write_char_at</text:span> - Write a single character to the Front Panel device at a specified location. </text:p>
      <text:p text:style-name="P3">Synopsis</text:p>
      <text:p text:style-name="P2"><text:line-break/><text:span text:style-name="T1">#include &lt;fpui.h&gt;</text:span><text:line-break/><text:span text:style-name="T1">ssize_t fpui_write_at( int</text:span> <text:span text:style-name="T2">fd</text:span>, <text:span text:style-name="T1">char</text:span> <text:span text:style-name="T2">ch</text:span>, <text:span text:style-name="T1">int</text:span> <text:span text:style-name="T2">row</text:span>, <text:span text:style-name="T1">int</text:span> <text:span text:style-name="T2">column</text:span> <text:span text:style-name="T1">)</text:span><text:line-break/></text:p>
      <text:p text:style-name="P3">Description</text:p>
      <text:p text:style-name="P2">The <text:span text:style-name="T3">fpui_write_char_at</text:span><text:span text:style-name="T4">(3ite)</text:span> library call first moves the cursor to the location specified by <text:span text:style-name="T2">row</text:span> and <text:span text:style-name="T2">column</text:span> and then attempts to write a single character <text:span text:style-name="T2">ch</text:span> to the device referenced by <text:span text:style-name="T2">fd</text:span>. <text:s/><text:line-break/>Parameters: <text:line-break/><text:span text:style-name="T2">fd</text:span><text:tab/><text:tab/>is the file descriptor returned by <text:span text:style-name="T3">fpui_open</text:span><text:span text:style-name="T4">(3ite)</text:span>. <text:line-break/><text:span text:style-name="T2">ch</text:span><text:tab/><text:tab/>the character to be written. <text:line-break/><text:span text:style-name="T2">row</text:span><text:tab/><text:tab/>the cursor row index <text:line-break/><text:span text:style-name="T2">column</text:span> <text:s text:c="3"/>the cursor column index. </text:p>
      <text:p text:style-name="P3">Return Value</text:p>
      <text:p text:style-name="P2"><text:span text:style-name="T3">fpui_write_char_at</text:span><text:span text:style-name="T4">(3ite)</text:span> will return the number of bytes actually transfered to the device at <text:span text:style-name="T2">fd</text:span>, (in this case, 1) or -1 if an error occurred, with <text:span text:style-name="T2">errno</text:span> set appropriately. </text:p>
      <text:p text:style-name="P3">Errors</text:p>
      <text:p text:style-name="P2">refer to <text:span text:style-name="T3">write</text:span><text:span text:style-name="T4">(2)</text:span> for error codes. </text:p>
      <text:p text:style-name="P3">Note</text:p>
      <text:p text:style-name="P2">This routine actually wraps a <text:span text:style-name="T3">write</text:span><text:span text:style-name="T4">(2)</text:span> call. </text:p>
      <text:p text:style-name="P3">Conforming to</text:p>
      <text:p text:style-name="Standard">ATC API SRS v02.05, August 11, 2006 </text:p>
      <text:p text:style-name="P3">Restrictions</text:p>
      <text:p text:style-name="P2"><text:span text:style-name="T2">Row</text:span> and <text:span text:style-name="T2">column</text:span> values are truncated to the limits of the physical display. </text:p>
      <text:p text:style-name="P3">See Also</text:p>
      <text:p text:style-name="P2"><text:span text:style-name="T3">fpui_write_char</text:span><text:span text:style-name="T4">(3ite)</text:span>, <text:span text:style-name="T3">fpui_set_cursor_pos</text:span><text:span text:style-name="T4">(3ite)</text:span>, <text:span text:style-name="T3">write</text:span><text:span text:style-name="T4">(2)</text:span> </text:p>
      <text:p text:style-name="P5"/>
      <text:p text:style-name="P3">Name</text:p>
      <text:p text:style-name="P2"><text:span text:style-name="T1">fpui_write_string</text:span> - Write a NULL terminated string to the Front Panel device. </text:p>
      <text:p text:style-name="P3">Synopsis</text:p>
      <text:p text:style-name="P2"><text:line-break/><text:span text:style-name="T1">#include &lt;fpui.h&gt;</text:span><text:line-break/><text:span text:style-name="T1">ssize_t fpui_write_string( int</text:span> <text:span text:style-name="T2">fd</text:span>, <text:span text:style-name="T1">char *</text:span> <text:span text:style-name="T2">str</text:span> <text:span text:style-name="T1">)</text:span><text:line-break/></text:p>
      <text:p text:style-name="P3">Description</text:p>
      <text:p text:style-name="P2">The <text:span text:style-name="T3">fpui_write_string</text:span><text:span text:style-name="T4">(3ite)</text:span> library call attempts to write the string <text:s/>referenced by <text:span text:style-name="T2">str</text:span> to the file referenced by <text:span text:style-name="T2">fd</text:span>. <text:s/><text:line-break/>Parameters: <text:line-break/><text:span text:style-name="T2">fd</text:span><text:tab/>is the file descriptor returned by <text:span text:style-name="T3">fpui_open</text:span><text:span text:style-name="T4">(3ite)</text:span>. <text:line-break/><text:span text:style-name="T2">str</text:span><text:tab/>the reference to the NULL terminated string to be written </text:p>
      <text:p text:style-name="P3">Return Value</text:p>
      <text:p text:style-name="P2"><text:span text:style-name="T3">fpui_write_string</text:span><text:span text:style-name="T4">(3ite)</text:span> will return the number of bytes actually transfered to the device at <text:span text:style-name="T2">fd</text:span>, or -1 if an error occurred, with <text:span text:style-name="T2">errno</text:span> set appropriately. <text:line-break/>The terminating NULL character is not written to the device. </text:p>
      <text:p text:style-name="P3">Errors</text:p>
      <text:p text:style-name="P2">refer to <text:span text:style-name="T3">write</text:span><text:span text:style-name="T4">(2)</text:span> for error codes. </text:p>
      <text:p text:style-name="P3">Note</text:p>
      <text:p text:style-name="P2">This routine actually wraps a <text:span text:style-name="T3">write</text:span><text:span text:style-name="T4">(2)</text:span> call. </text:p>
      <text:p text:style-name="P3">Conforming to</text:p>
      <text:p text:style-name="Standard">ATC API SRS v02.05, August 11, 2006 </text:p>
      <text:p text:style-name="P3">Restrictions</text:p>
      <text:p text:style-name="Standard">None. </text:p>
      <text:p text:style-name="P3">See Also</text:p>
      <text:p text:style-name="P2"><text:span text:style-name="T3">fpui_write</text:span><text:span text:style-name="T4">(3ite)</text:span>, <text:span text:style-name="T3">fpui_write_char</text:span><text:span text:style-name="T4">(3ite)</text:span>, <text:span text:style-name="T3">write</text:span><text:span text:style-name="T4">(2)</text:span> </text:p>
      <text:p text:style-name="P5"/>
      <text:p text:style-name="P3">Name</text:p>
      <text:p text:style-name="P2"><text:span text:style-name="T1">fpui_write_string_at</text:span> - Write a NULL terminated string to the Front Panel device at a specified location. </text:p>
      <text:p text:style-name="P3">Synopsis</text:p>
      <text:p text:style-name="P2"><text:line-break/><text:span text:style-name="T1">#include &lt;fpui.h&gt;</text:span><text:line-break/><text:span text:style-name="T1">ssize_t fpui_write_string_at( int</text:span> <text:span text:style-name="T2">fd</text:span>, <text:span text:style-name="T1">char *</text:span> <text:span text:style-name="T2">str</text:span>, <text:span text:style-name="T1">int</text:span> <text:span text:style-name="T2">row</text:span>, <text:span text:style-name="T1">int</text:span> <text:span text:style-name="T2">column</text:span> <text:span text:style-name="T1">)</text:span><text:line-break/></text:p>
      <text:p text:style-name="P3">Description</text:p>
      <text:p text:style-name="P2">The <text:span text:style-name="T3">fpui_write_string_at</text:span><text:span text:style-name="T4">(3ite)</text:span> library call first moves the cursor to the location specified by <text:span text:style-name="T2">row</text:span> and <text:span text:style-name="T2">column</text:span> and then attempts to write the string referenced by <text:span text:style-name="T2">str</text:span> to the file referenced by <text:span text:style-name="T2">fd</text:span>. <text:s/><text:line-break/>Parameters: <text:line-break/><text:span text:style-name="T2">fd</text:span><text:tab/><text:tab/>is the file descriptor returned by <text:span text:style-name="T3">fpui_open</text:span><text:span text:style-name="T4">(3ite)</text:span>. <text:line-break/><text:span text:style-name="T2">str</text:span><text:tab/><text:tab/>the reference to the NULL terminated string to be written <text:line-break/><text:span text:style-name="T2">row</text:span> <text:s text:c="6"/>the cursor row index <text:line-break/><text:span text:style-name="T2">column</text:span> <text:s text:c="3"/>the cursor column index. </text:p>
      <text:p text:style-name="P3">Return Value</text:p>
      <text:p text:style-name="P2"><text:span text:style-name="T3">fpui_write_string_at</text:span><text:span text:style-name="T4">(3ite)</text:span> will return the number of bytes actually transfered to the device at <text:span text:style-name="T2">fd</text:span>, or -1 if an error occurred, with <text:span text:style-name="T2">errno</text:span> set appropriately. <text:s/>The terminating NULL character is not written to the device. </text:p>
      <text:p text:style-name="P3">Errors</text:p>
      <text:p text:style-name="P2">refer to <text:span text:style-name="T3">write</text:span><text:span text:style-name="T4">(2)</text:span> for error codes. </text:p>
      <text:p text:style-name="P3">Note</text:p>
      <text:p text:style-name="P2">This routine actually wraps a <text:span text:style-name="T3">write</text:span><text:span text:style-name="T4">(2)</text:span> call. </text:p>
      <text:p text:style-name="P3">Conforming to</text:p>
      <text:p text:style-name="Standard">ATC API SRS v02.05, August 11, 2006 </text:p>
      <text:p text:style-name="P3">Restrictions</text:p>
      <text:p text:style-name="P2"><text:span text:style-name="T2">Row</text:span> and <text:span text:style-name="T2">column</text:span> values are truncated to the limits of the physical display. </text:p>
      <text:p text:style-name="P3">See Also</text:p>
      <text:p text:style-name="P2"><text:span text:style-name="T3">fpui_write_string</text:span><text:span text:style-name="T4">(3ite)</text:span>, <text:span text:style-name="T3">fpui_set_cursor_pos</text:span><text:span text:style-name="T4">(3ite)</text:span>, <text:span text:style-name="T3">write</text:span><text:span text:style-name="T4">(2)</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text-indent="0in" style:auto-text-indent="false"/>
      <style:text-properties style:font-name="Arial1"/>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ection_20_head" style:display-name="section head" style:family="paragraph" style:parent-style-name="Standard">
      <style:paragraph-properties fo:margin-left="0in" fo:margin-right="0in" fo:margin-top="0.139in" fo:margin-bottom="0.0835in" fo:text-indent="0in" style:auto-text-indent="false"/>
      <style:text-properties style:font-name="Arial2" fo:font-size="12pt" fo:font-weight="bold" style:font-size-asian="10pt" style:font-weight-asian="bold" style:font-size-complex="10pt" style:font-weight-complex="bold"/>
    </style:style>
    <style:style style:name="subsection_20_head" style:display-name="subsection head" style:family="paragraph" style:parent-style-name="Standard">
      <style:paragraph-properties fo:margin-left="0.1252in" fo:margin-right="0in" fo:text-indent="0in" style:auto-text-indent="false"/>
      <style:text-properties fo:font-weight="bold" style:font-weight-asian="bold" style:font-weight-complex="bold"/>
    </style:style>
    <style:style style:name="detailed_20_list" style:display-name="detailed list" style:family="paragraph" style:parent-style-name="Standard">
      <style:paragraph-properties fo:margin-left="1.5in" fo:margin-right="0in" fo:margin-top="0in" fo:margin-bottom="0.1665in" fo:text-indent="-1in" style:auto-text-indent="false">
        <style:tab-stops>
          <style:tab-stop style:position="0in"/>
        </style:tab-stops>
      </style:paragraph-properties>
      <style:text-properties fo:font-weight="norma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10-03T07:39:57</meta:creation-date>
    <dc:date>2006-10-03T09:13:20</dc:date>
    <meta:print-date>2006-10-03T09:02:01</meta:print-date>
    <dc:language>en-US</dc:language>
    <meta:editing-cycles>6</meta:editing-cycles>
    <meta:editing-duration>PT33M58S</meta:editing-duration>
    <meta:user-defined meta:name="Info 1"/>
    <meta:user-defined meta:name="Info 2"/>
    <meta:user-defined meta:name="Info 3"/>
    <meta:user-defined meta:name="Info 4"/>
    <meta:document-statistic meta:table-count="0" meta:image-count="0" meta:object-count="0" meta:page-count="52" meta:paragraph-count="902" meta:word-count="8750" meta:character-count="51398"/>
  </office:meta>
</office:document-meta>
</file>